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5"/>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Heading_20_3">
      <style:text-properties officeooo:rsid="0017500b" officeooo:paragraph-rsid="0017500b"/>
    </style:style>
    <style:style style:name="P18" style:family="paragraph" style:parent-style-name="Text_20_body">
      <style:text-properties officeooo:rsid="0017500b" officeooo:paragraph-rsid="0017500b"/>
    </style:style>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9"/>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0"/>
    <style:style style:name="P23" style:family="paragraph" style:parent-style-name="Text_20_body" style:list-style-name="L11">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2"/>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3"/>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4"/>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5"/>
    <style:style style:name="P33" style:family="paragraph" style:parent-style-name="Heading_20_1">
      <style:text-properties officeooo:paragraph-rsid="00191a88"/>
    </style:style>
    <style:style style:name="P34" style:family="paragraph" style:parent-style-name="Heading_20_2">
      <style:text-properties officeooo:paragraph-rsid="00191a88"/>
    </style:style>
    <style:style style:name="P35" style:family="paragraph" style:parent-style-name="Heading_20_3">
      <style:text-properties officeooo:paragraph-rsid="00191a88"/>
    </style:style>
    <style:style style:name="P36" style:family="paragraph" style:parent-style-name="Text_20_body">
      <style:text-properties officeooo:paragraph-rsid="00191a88"/>
    </style:style>
    <style:style style:name="P37" style:family="paragraph" style:parent-style-name="Text_20_body" style:list-style-name="L16">
      <style:paragraph-properties fo:margin-top="0in" fo:margin-bottom="0in" style:contextual-spacing="false"/>
      <style:text-properties officeooo:paragraph-rsid="00191a88"/>
    </style:style>
    <style:style style:name="P38" style:family="paragraph" style:parent-style-name="Text_20_body" style:list-style-name="L16">
      <style:text-properties officeooo:paragraph-rsid="00191a88"/>
    </style:style>
    <style:style style:name="P39" style:family="paragraph" style:parent-style-name="Text_20_body" style:list-style-name="L17">
      <style:paragraph-properties fo:margin-top="0in" fo:margin-bottom="0in" style:contextual-spacing="false"/>
      <style:text-properties officeooo:paragraph-rsid="00191a88"/>
    </style:style>
    <style:style style:name="P40" style:family="paragraph" style:parent-style-name="Text_20_body" style:list-style-name="L17">
      <style:text-properties officeooo:paragraph-rsid="00191a88"/>
    </style:style>
    <style:style style:name="P41" style:family="paragraph" style:parent-style-name="Text_20_body" style:list-style-name="L18">
      <style:paragraph-properties fo:margin-top="0in" fo:margin-bottom="0in" style:contextual-spacing="false"/>
      <style:text-properties officeooo:paragraph-rsid="00191a88"/>
    </style:style>
    <style:style style:name="P42" style:family="paragraph" style:parent-style-name="Text_20_body" style:list-style-name="L18">
      <style:text-properties officeooo:paragraph-rsid="00191a88"/>
    </style:style>
    <style:style style:name="P43" style:family="paragraph" style:parent-style-name="Text_20_body" style:list-style-name="L19">
      <style:paragraph-properties fo:margin-top="0in" fo:margin-bottom="0in" style:contextual-spacing="false"/>
      <style:text-properties officeooo:paragraph-rsid="00191a88"/>
    </style:style>
    <style:style style:name="P44" style:family="paragraph" style:parent-style-name="Text_20_body" style:list-style-name="L19">
      <style:text-properties officeooo:paragraph-rsid="00191a88"/>
    </style:style>
    <style:style style:name="P45" style:family="paragraph" style:parent-style-name="Text_20_body" style:list-style-name="L20">
      <style:paragraph-properties fo:margin-top="0in" fo:margin-bottom="0in" style:contextual-spacing="false"/>
      <style:text-properties officeooo:paragraph-rsid="00191a88"/>
    </style:style>
    <style:style style:name="P46" style:family="paragraph" style:parent-style-name="Text_20_body" style:list-style-name="L20">
      <style:text-properties officeooo:paragraph-rsid="00191a88"/>
    </style:style>
    <style:style style:name="P47" style:family="paragraph" style:parent-style-name="Heading_20_4">
      <style:text-properties officeooo:paragraph-rsid="00191a88"/>
    </style:style>
    <style:style style:name="P48" style:family="paragraph" style:parent-style-name="Text_20_body" style:list-style-name="L21">
      <style:paragraph-properties fo:margin-top="0in" fo:margin-bottom="0in" style:contextual-spacing="false"/>
      <style:text-properties officeooo:paragraph-rsid="00191a88"/>
    </style:style>
    <style:style style:name="P49" style:family="paragraph" style:parent-style-name="Text_20_body" style:list-style-name="L21">
      <style:text-properties officeooo:paragraph-rsid="00191a88"/>
    </style:style>
    <style:style style:name="P50" style:family="paragraph" style:parent-style-name="Text_20_body" style:list-style-name="L22">
      <style:paragraph-properties fo:margin-top="0in" fo:margin-bottom="0in" style:contextual-spacing="false"/>
      <style:text-properties officeooo:paragraph-rsid="00191a88"/>
    </style:style>
    <style:style style:name="P51" style:family="paragraph" style:parent-style-name="Text_20_body" style:list-style-name="L22">
      <style:text-properties officeooo:paragraph-rsid="00191a88"/>
    </style:style>
    <style:style style:name="P52" style:family="paragraph" style:parent-style-name="Text_20_body" style:list-style-name="L23">
      <style:paragraph-properties fo:margin-top="0in" fo:margin-bottom="0in" style:contextual-spacing="false"/>
      <style:text-properties officeooo:paragraph-rsid="00191a88"/>
    </style:style>
    <style:style style:name="P53" style:family="paragraph" style:parent-style-name="Text_20_body" style:list-style-name="L23">
      <style:text-properties officeooo:paragraph-rsid="00191a88"/>
    </style:style>
    <style:style style:name="P54" style:family="paragraph" style:parent-style-name="Text_20_body" style:list-style-name="L24">
      <style:paragraph-properties fo:margin-top="0in" fo:margin-bottom="0in" style:contextual-spacing="false"/>
      <style:text-properties officeooo:paragraph-rsid="00191a88"/>
    </style:style>
    <style:style style:name="P55" style:family="paragraph" style:parent-style-name="Text_20_body" style:list-style-name="L24">
      <style:text-properties officeooo:paragraph-rsid="00191a88"/>
    </style:style>
    <style:style style:name="P56" style:family="paragraph" style:parent-style-name="Text_20_body" style:list-style-name="L25">
      <style:paragraph-properties fo:margin-top="0in" fo:margin-bottom="0in" style:contextual-spacing="false"/>
      <style:text-properties officeooo:paragraph-rsid="00191a88"/>
    </style:style>
    <style:style style:name="P57" style:family="paragraph" style:parent-style-name="Text_20_body" style:list-style-name="L25">
      <style:text-properties officeooo:paragraph-rsid="00191a88"/>
    </style:style>
    <style:style style:name="P58" style:family="paragraph" style:parent-style-name="Horizontal_20_Line">
      <style:text-properties officeooo:paragraph-rsid="00191a88"/>
    </style:style>
    <style:style style:name="P59" style:family="paragraph" style:parent-style-name="Text_20_body" style:list-style-name="L26">
      <style:paragraph-properties fo:margin-top="0in" fo:margin-bottom="0in" style:contextual-spacing="false"/>
      <style:text-properties officeooo:paragraph-rsid="00191a88"/>
    </style:style>
    <style:style style:name="P60" style:family="paragraph" style:parent-style-name="Text_20_body" style:list-style-name="L26">
      <style:text-properties officeooo:paragraph-rsid="00191a88"/>
    </style:style>
    <style:style style:name="P61" style:family="paragraph" style:parent-style-name="Text_20_body" style:list-style-name="L27">
      <style:paragraph-properties fo:margin-top="0in" fo:margin-bottom="0in" style:contextual-spacing="false"/>
      <style:text-properties officeooo:paragraph-rsid="00191a88"/>
    </style:style>
    <style:style style:name="P62" style:family="paragraph" style:parent-style-name="Text_20_body" style:list-style-name="L27">
      <style:text-properties officeooo:paragraph-rsid="00191a88"/>
    </style:style>
    <style:style style:name="P63" style:family="paragraph" style:parent-style-name="Text_20_body" style:list-style-name="L28">
      <style:paragraph-properties fo:margin-top="0in" fo:margin-bottom="0in" style:contextual-spacing="false"/>
      <style:text-properties officeooo:paragraph-rsid="00191a88"/>
    </style:style>
    <style:style style:name="P64" style:family="paragraph" style:parent-style-name="Text_20_body" style:list-style-name="L28">
      <style:text-properties officeooo:paragraph-rsid="00191a88"/>
    </style:style>
    <style:style style:name="P65" style:family="paragraph" style:parent-style-name="Text_20_body" style:list-style-name="L29">
      <style:paragraph-properties fo:margin-top="0in" fo:margin-bottom="0in" style:contextual-spacing="false"/>
      <style:text-properties officeooo:paragraph-rsid="00191a88"/>
    </style:style>
    <style:style style:name="P66" style:family="paragraph" style:parent-style-name="Text_20_body" style:list-style-name="L29">
      <style:text-properties officeooo:paragraph-rsid="00191a88"/>
    </style:style>
    <style:style style:name="P67" style:family="paragraph" style:parent-style-name="Text_20_body" style:list-style-name="L30">
      <style:paragraph-properties fo:margin-top="0in" fo:margin-bottom="0in" style:contextual-spacing="false"/>
      <style:text-properties officeooo:paragraph-rsid="00191a88"/>
    </style:style>
    <style:style style:name="P68" style:family="paragraph" style:parent-style-name="Text_20_body" style:list-style-name="L30">
      <style:text-properties officeooo:paragraph-rsid="00191a88"/>
    </style:style>
    <style:style style:name="P69" style:family="paragraph" style:parent-style-name="Text_20_body" style:list-style-name="L31">
      <style:paragraph-properties fo:margin-top="0in" fo:margin-bottom="0in" style:contextual-spacing="false"/>
      <style:text-properties officeooo:paragraph-rsid="00191a88"/>
    </style:style>
    <style:style style:name="P70" style:family="paragraph" style:parent-style-name="Text_20_body" style:list-style-name="L31">
      <style:text-properties officeooo:paragraph-rsid="00191a88"/>
    </style:style>
    <style:style style:name="P71" style:family="paragraph" style:parent-style-name="Text_20_body" style:list-style-name="L32">
      <style:paragraph-properties fo:margin-top="0in" fo:margin-bottom="0in" style:contextual-spacing="false"/>
      <style:text-properties officeooo:paragraph-rsid="00191a88"/>
    </style:style>
    <style:style style:name="P72" style:family="paragraph" style:parent-style-name="Text_20_body" style:list-style-name="L32">
      <style:text-properties officeooo:paragraph-rsid="00191a88"/>
    </style:style>
    <style:style style:name="P73" style:family="paragraph" style:parent-style-name="Text_20_body" style:list-style-name="L33">
      <style:paragraph-properties fo:margin-top="0in" fo:margin-bottom="0in" style:contextual-spacing="false"/>
      <style:text-properties officeooo:paragraph-rsid="00191a88"/>
    </style:style>
    <style:style style:name="P74" style:family="paragraph" style:parent-style-name="Text_20_body" style:list-style-name="L33">
      <style:text-properties officeooo:paragraph-rsid="00191a88"/>
    </style:style>
    <style:style style:name="P75" style:family="paragraph" style:parent-style-name="Text_20_body" style:list-style-name="L34">
      <style:paragraph-properties fo:margin-top="0in" fo:margin-bottom="0in" style:contextual-spacing="false"/>
      <style:text-properties officeooo:paragraph-rsid="00191a88"/>
    </style:style>
    <style:style style:name="P76" style:family="paragraph" style:parent-style-name="Text_20_body" style:list-style-name="L34">
      <style:text-properties officeooo:paragraph-rsid="00191a88"/>
    </style:style>
    <style:style style:name="P77" style:family="paragraph" style:parent-style-name="Text_20_body" style:list-style-name="L35">
      <style:paragraph-properties fo:margin-top="0in" fo:margin-bottom="0in" style:contextual-spacing="false"/>
      <style:text-properties officeooo:paragraph-rsid="00191a88"/>
    </style:style>
    <style:style style:name="P78" style:family="paragraph" style:parent-style-name="Text_20_body" style:list-style-name="L35">
      <style:text-properties officeooo:paragraph-rsid="00191a88"/>
    </style:style>
    <style:style style:name="P79" style:family="paragraph" style:parent-style-name="Text_20_body" style:list-style-name="L36">
      <style:paragraph-properties fo:margin-top="0in" fo:margin-bottom="0in" style:contextual-spacing="false"/>
      <style:text-properties officeooo:paragraph-rsid="00191a88"/>
    </style:style>
    <style:style style:name="P80" style:family="paragraph" style:parent-style-name="Text_20_body" style:list-style-name="L36">
      <style:text-properties officeooo:paragraph-rsid="00191a88"/>
    </style:style>
    <style:style style:name="P81" style:family="paragraph" style:parent-style-name="Text_20_body" style:list-style-name="L37">
      <style:paragraph-properties fo:margin-top="0in" fo:margin-bottom="0in" style:contextual-spacing="false"/>
      <style:text-properties officeooo:paragraph-rsid="00191a88"/>
    </style:style>
    <style:style style:name="P82" style:family="paragraph" style:parent-style-name="Text_20_body" style:list-style-name="L37">
      <style:text-properties officeooo:paragraph-rsid="00191a88"/>
    </style:style>
    <style:style style:name="P83" style:family="paragraph" style:parent-style-name="Text_20_body" style:list-style-name="L38">
      <style:paragraph-properties fo:margin-top="0in" fo:margin-bottom="0in" style:contextual-spacing="false"/>
      <style:text-properties officeooo:paragraph-rsid="00191a88"/>
    </style:style>
    <style:style style:name="P84" style:family="paragraph" style:parent-style-name="Text_20_body" style:list-style-name="L38">
      <style:text-properties officeooo:paragraph-rsid="00191a88"/>
    </style:style>
    <style:style style:name="P85" style:family="paragraph" style:parent-style-name="Text_20_body" style:list-style-name="L39">
      <style:paragraph-properties fo:margin-top="0in" fo:margin-bottom="0in" style:contextual-spacing="false"/>
      <style:text-properties officeooo:paragraph-rsid="00191a88"/>
    </style:style>
    <style:style style:name="P86" style:family="paragraph" style:parent-style-name="Text_20_body" style:list-style-name="L39">
      <style:text-properties officeooo:paragraph-rsid="00191a88"/>
    </style:style>
    <style:style style:name="P87" style:family="paragraph" style:parent-style-name="Text_20_body" style:list-style-name="L40">
      <style:paragraph-properties fo:margin-top="0in" fo:margin-bottom="0in" style:contextual-spacing="false"/>
      <style:text-properties officeooo:paragraph-rsid="00191a88"/>
    </style:style>
    <style:style style:name="P88" style:family="paragraph" style:parent-style-name="Text_20_body" style:list-style-name="L40">
      <style:text-properties officeooo:paragraph-rsid="00191a88"/>
    </style:style>
    <style:style style:name="P89" style:family="paragraph" style:parent-style-name="Text_20_body" style:list-style-name="L41">
      <style:paragraph-properties fo:margin-top="0in" fo:margin-bottom="0in" style:contextual-spacing="false"/>
      <style:text-properties officeooo:paragraph-rsid="00191a88"/>
    </style:style>
    <style:style style:name="P90" style:family="paragraph" style:parent-style-name="Text_20_body" style:list-style-name="L41">
      <style:text-properties officeooo:paragraph-rsid="00191a88"/>
    </style:style>
    <style:style style:name="P91" style:family="paragraph" style:parent-style-name="Text_20_body" style:list-style-name="L42">
      <style:paragraph-properties fo:margin-top="0in" fo:margin-bottom="0in" style:contextual-spacing="false"/>
      <style:text-properties officeooo:paragraph-rsid="00191a88"/>
    </style:style>
    <style:style style:name="P92" style:family="paragraph" style:parent-style-name="Text_20_body" style:list-style-name="L42">
      <style:text-properties officeooo:paragraph-rsid="00191a88"/>
    </style:style>
    <style:style style:name="P93" style:family="paragraph" style:parent-style-name="Text_20_body" style:list-style-name="L43">
      <style:paragraph-properties fo:margin-top="0in" fo:margin-bottom="0in" style:contextual-spacing="false"/>
      <style:text-properties officeooo:paragraph-rsid="00191a88"/>
    </style:style>
    <style:style style:name="P94" style:family="paragraph" style:parent-style-name="Text_20_body" style:list-style-name="L43">
      <style:text-properties officeooo:paragraph-rsid="00191a88"/>
    </style:style>
    <style:style style:name="P95" style:family="paragraph" style:parent-style-name="Text_20_body" style:list-style-name="L44">
      <style:paragraph-properties fo:margin-top="0in" fo:margin-bottom="0in" style:contextual-spacing="false"/>
      <style:text-properties officeooo:paragraph-rsid="00191a88"/>
    </style:style>
    <style:style style:name="P96" style:family="paragraph" style:parent-style-name="Text_20_body" style:list-style-name="L44">
      <style:text-properties officeooo:paragraph-rsid="00191a88"/>
    </style:style>
    <style:style style:name="P97" style:family="paragraph" style:parent-style-name="Text_20_body" style:list-style-name="L45">
      <style:paragraph-properties fo:margin-top="0in" fo:margin-bottom="0in" style:contextual-spacing="false"/>
      <style:text-properties officeooo:paragraph-rsid="00191a88"/>
    </style:style>
    <style:style style:name="P98" style:family="paragraph" style:parent-style-name="Text_20_body" style:list-style-name="L45">
      <style:text-properties officeooo:paragraph-rsid="00191a88"/>
    </style:style>
    <style:style style:name="P99" style:family="paragraph" style:parent-style-name="Standard">
      <style:text-properties officeooo:paragraph-rsid="00191a88"/>
    </style:style>
    <style:style style:name="P100" style:family="paragraph" style:parent-style-name="Heading_20_1">
      <style:text-properties officeooo:paragraph-rsid="00198b32"/>
    </style:style>
    <style:style style:name="P101" style:family="paragraph" style:parent-style-name="Heading_20_2">
      <style:text-properties officeooo:paragraph-rsid="00198b32"/>
    </style:style>
    <style:style style:name="P102" style:family="paragraph" style:parent-style-name="Heading_20_3">
      <style:text-properties officeooo:paragraph-rsid="00198b32"/>
    </style:style>
    <style:style style:name="P103" style:family="paragraph" style:parent-style-name="Text_20_body">
      <style:text-properties officeooo:paragraph-rsid="00198b32"/>
    </style:style>
    <style:style style:name="P104" style:family="paragraph" style:parent-style-name="Heading_20_4">
      <style:text-properties officeooo:paragraph-rsid="00198b32"/>
    </style:style>
    <style:style style:name="P105" style:family="paragraph" style:parent-style-name="Text_20_body" style:list-style-name="L46">
      <style:paragraph-properties fo:margin-top="0in" fo:margin-bottom="0in" style:contextual-spacing="false"/>
      <style:text-properties officeooo:paragraph-rsid="00198b32"/>
    </style:style>
    <style:style style:name="P106" style:family="paragraph" style:parent-style-name="Text_20_body" style:list-style-name="L46">
      <style:text-properties officeooo:paragraph-rsid="00198b32"/>
    </style:style>
    <style:style style:name="P107" style:family="paragraph" style:parent-style-name="Text_20_body" style:list-style-name="L47">
      <style:paragraph-properties fo:margin-top="0in" fo:margin-bottom="0in" style:contextual-spacing="false"/>
      <style:text-properties officeooo:paragraph-rsid="00198b32"/>
    </style:style>
    <style:style style:name="P108" style:family="paragraph" style:parent-style-name="Text_20_body" style:list-style-name="L47">
      <style:text-properties officeooo:paragraph-rsid="00198b32"/>
    </style:style>
    <style:style style:name="P109" style:family="paragraph" style:parent-style-name="Text_20_body" style:list-style-name="L48">
      <style:paragraph-properties fo:margin-top="0in" fo:margin-bottom="0in" style:contextual-spacing="false"/>
      <style:text-properties officeooo:paragraph-rsid="00198b32"/>
    </style:style>
    <style:style style:name="P110" style:family="paragraph" style:parent-style-name="Text_20_body" style:list-style-name="L48">
      <style:text-properties officeooo:paragraph-rsid="00198b32"/>
    </style:style>
    <style:style style:name="P111" style:family="paragraph" style:parent-style-name="Text_20_body" style:list-style-name="L49">
      <style:paragraph-properties fo:margin-top="0in" fo:margin-bottom="0in" style:contextual-spacing="false"/>
      <style:text-properties officeooo:paragraph-rsid="00198b32"/>
    </style:style>
    <style:style style:name="P112" style:family="paragraph" style:parent-style-name="Text_20_body" style:list-style-name="L49">
      <style:text-properties officeooo:paragraph-rsid="00198b32"/>
    </style:style>
    <style:style style:name="P113" style:family="paragraph" style:parent-style-name="Text_20_body" style:list-style-name="L50">
      <style:paragraph-properties fo:margin-top="0in" fo:margin-bottom="0in" style:contextual-spacing="false"/>
      <style:text-properties officeooo:paragraph-rsid="00198b32"/>
    </style:style>
    <style:style style:name="P114" style:family="paragraph" style:parent-style-name="Text_20_body" style:list-style-name="L50">
      <style:text-properties officeooo:paragraph-rsid="00198b32"/>
    </style:style>
    <style:style style:name="P115" style:family="paragraph" style:parent-style-name="Text_20_body" style:list-style-name="L51">
      <style:paragraph-properties fo:margin-top="0in" fo:margin-bottom="0in" style:contextual-spacing="false"/>
      <style:text-properties officeooo:paragraph-rsid="00198b32"/>
    </style:style>
    <style:style style:name="P116" style:family="paragraph" style:parent-style-name="Text_20_body" style:list-style-name="L51">
      <style:text-properties officeooo:paragraph-rsid="00198b32"/>
    </style:style>
    <style:style style:name="P117" style:family="paragraph" style:parent-style-name="Text_20_body" style:list-style-name="L52">
      <style:paragraph-properties fo:margin-top="0in" fo:margin-bottom="0in" style:contextual-spacing="false"/>
      <style:text-properties officeooo:paragraph-rsid="00198b32"/>
    </style:style>
    <style:style style:name="P118" style:family="paragraph" style:parent-style-name="Text_20_body" style:list-style-name="L52">
      <style:text-properties officeooo:paragraph-rsid="00198b32"/>
    </style:style>
    <style:style style:name="P119" style:family="paragraph" style:parent-style-name="Text_20_body" style:list-style-name="L53">
      <style:paragraph-properties fo:margin-top="0in" fo:margin-bottom="0in" style:contextual-spacing="false"/>
      <style:text-properties officeooo:paragraph-rsid="00198b32"/>
    </style:style>
    <style:style style:name="P120" style:family="paragraph" style:parent-style-name="Text_20_body" style:list-style-name="L53">
      <style:text-properties officeooo:paragraph-rsid="00198b32"/>
    </style:style>
    <style:style style:name="P121" style:family="paragraph" style:parent-style-name="Text_20_body" style:list-style-name="L54">
      <style:paragraph-properties fo:margin-top="0in" fo:margin-bottom="0in" style:contextual-spacing="false"/>
      <style:text-properties officeooo:paragraph-rsid="00198b32"/>
    </style:style>
    <style:style style:name="P122" style:family="paragraph" style:parent-style-name="Text_20_body" style:list-style-name="L54">
      <style:text-properties officeooo:paragraph-rsid="00198b32"/>
    </style:style>
    <style:style style:name="P123" style:family="paragraph" style:parent-style-name="Text_20_body" style:list-style-name="L55">
      <style:paragraph-properties fo:margin-top="0in" fo:margin-bottom="0in" style:contextual-spacing="false"/>
      <style:text-properties officeooo:paragraph-rsid="00198b32"/>
    </style:style>
    <style:style style:name="P124" style:family="paragraph" style:parent-style-name="Text_20_body" style:list-style-name="L55">
      <style:text-properties officeooo:paragraph-rsid="00198b32"/>
    </style:style>
    <style:style style:name="P125" style:family="paragraph" style:parent-style-name="Text_20_body" style:list-style-name="L56">
      <style:paragraph-properties fo:margin-top="0in" fo:margin-bottom="0in" style:contextual-spacing="false"/>
      <style:text-properties officeooo:paragraph-rsid="00198b32"/>
    </style:style>
    <style:style style:name="P126" style:family="paragraph" style:parent-style-name="Text_20_body" style:list-style-name="L56">
      <style:text-properties officeooo:paragraph-rsid="00198b32"/>
    </style:style>
    <style:style style:name="P127" style:family="paragraph" style:parent-style-name="Text_20_body" style:list-style-name="L57">
      <style:paragraph-properties fo:margin-top="0in" fo:margin-bottom="0in" style:contextual-spacing="false"/>
      <style:text-properties officeooo:paragraph-rsid="00198b32"/>
    </style:style>
    <style:style style:name="P128" style:family="paragraph" style:parent-style-name="Text_20_body" style:list-style-name="L57">
      <style:text-properties officeooo:paragraph-rsid="00198b32"/>
    </style:style>
    <style:style style:name="P129" style:family="paragraph" style:parent-style-name="Text_20_body" style:list-style-name="L58">
      <style:paragraph-properties fo:margin-top="0in" fo:margin-bottom="0in" style:contextual-spacing="false"/>
      <style:text-properties officeooo:paragraph-rsid="00198b32"/>
    </style:style>
    <style:style style:name="P130" style:family="paragraph" style:parent-style-name="Text_20_body" style:list-style-name="L58">
      <style:text-properties officeooo:paragraph-rsid="00198b32"/>
    </style:style>
    <style:style style:name="P131" style:family="paragraph" style:parent-style-name="Text_20_body" style:list-style-name="L59">
      <style:paragraph-properties fo:margin-top="0in" fo:margin-bottom="0in" style:contextual-spacing="false"/>
      <style:text-properties officeooo:paragraph-rsid="00198b32"/>
    </style:style>
    <style:style style:name="P132" style:family="paragraph" style:parent-style-name="Text_20_body" style:list-style-name="L59">
      <style:text-properties officeooo:paragraph-rsid="00198b32"/>
    </style:style>
    <style:style style:name="P133" style:family="paragraph" style:parent-style-name="Horizontal_20_Line">
      <style:text-properties officeooo:paragraph-rsid="00198b32"/>
    </style:style>
    <style:style style:name="P134" style:family="paragraph" style:parent-style-name="Text_20_body" style:list-style-name="L60">
      <style:text-properties officeooo:paragraph-rsid="00198b32"/>
    </style:style>
    <style:style style:name="P135" style:family="paragraph" style:parent-style-name="Preformatted_20_Text" style:list-style-name="L60">
      <style:paragraph-properties fo:margin-top="0in" fo:margin-bottom="0.1965in" style:contextual-spacing="false"/>
      <style:text-properties officeooo:paragraph-rsid="00198b32"/>
    </style:style>
    <style:style style:name="P136" style:family="paragraph" style:parent-style-name="Preformatted_20_Text">
      <style:text-properties officeooo:paragraph-rsid="00198b32"/>
    </style:style>
    <style:style style:name="P137" style:family="paragraph" style:parent-style-name="Preformatted_20_Text">
      <style:paragraph-properties fo:margin-top="0in" fo:margin-bottom="0.1965in" style:contextual-spacing="false"/>
      <style:text-properties officeooo:paragraph-rsid="00198b32"/>
    </style:style>
    <style:style style:name="P138" style:family="paragraph" style:parent-style-name="Text_20_body" style:list-style-name="L61">
      <style:text-properties officeooo:paragraph-rsid="00198b32"/>
    </style:style>
    <style:style style:name="P139" style:family="paragraph" style:parent-style-name="Text_20_body" style:list-style-name="L62">
      <style:text-properties officeooo:paragraph-rsid="00198b32"/>
    </style:style>
    <style:style style:name="P140" style:family="paragraph" style:parent-style-name="Preformatted_20_Text" style:list-style-name="L62">
      <style:paragraph-properties fo:margin-top="0in" fo:margin-bottom="0.1965in" style:contextual-spacing="false"/>
      <style:text-properties officeooo:paragraph-rsid="00198b32"/>
    </style:style>
    <style:style style:name="P141" style:family="paragraph" style:parent-style-name="Text_20_body" style:list-style-name="L63">
      <style:paragraph-properties fo:margin-top="0in" fo:margin-bottom="0in" style:contextual-spacing="false"/>
      <style:text-properties officeooo:paragraph-rsid="00198b32"/>
    </style:style>
    <style:style style:name="P142" style:family="paragraph" style:parent-style-name="Text_20_body" style:list-style-name="L63">
      <style:text-properties officeooo:paragraph-rsid="00198b32"/>
    </style:style>
    <style:style style:name="P143" style:family="paragraph" style:parent-style-name="Text_20_body" style:list-style-name="L64">
      <style:paragraph-properties fo:margin-top="0in" fo:margin-bottom="0in" style:contextual-spacing="false"/>
      <style:text-properties officeooo:paragraph-rsid="00198b32"/>
    </style:style>
    <style:style style:name="P144" style:family="paragraph" style:parent-style-name="Text_20_body" style:list-style-name="L64">
      <style:text-properties officeooo:paragraph-rsid="00198b32"/>
    </style:style>
    <style:style style:name="P145" style:family="paragraph" style:parent-style-name="Text_20_body" style:list-style-name="L65">
      <style:text-properties officeooo:paragraph-rsid="00198b32"/>
    </style:style>
    <style:style style:name="P146" style:family="paragraph" style:parent-style-name="Text_20_body" style:list-style-name="L66">
      <style:paragraph-properties fo:margin-top="0in" fo:margin-bottom="0in" style:contextual-spacing="false"/>
      <style:text-properties officeooo:paragraph-rsid="00198b32"/>
    </style:style>
    <style:style style:name="P147" style:family="paragraph" style:parent-style-name="Text_20_body" style:list-style-name="L66">
      <style:text-properties officeooo:paragraph-rsid="00198b32"/>
    </style:style>
    <style:style style:name="P148" style:family="paragraph" style:parent-style-name="Text_20_body" style:list-style-name="L67">
      <style:text-properties officeooo:paragraph-rsid="00198b32"/>
    </style:style>
    <style:style style:name="P149" style:family="paragraph" style:parent-style-name="Text_20_body" style:list-style-name="L68">
      <style:paragraph-properties fo:margin-top="0in" fo:margin-bottom="0in" style:contextual-spacing="false"/>
      <style:text-properties officeooo:paragraph-rsid="00198b32"/>
    </style:style>
    <style:style style:name="P150" style:family="paragraph" style:parent-style-name="Text_20_body" style:list-style-name="L68">
      <style:text-properties officeooo:paragraph-rsid="00198b32"/>
    </style:style>
    <style:style style:name="P151" style:family="paragraph" style:parent-style-name="Text_20_body" style:list-style-name="L69">
      <style:text-properties officeooo:paragraph-rsid="00198b32"/>
    </style:style>
    <style:style style:name="P152" style:family="paragraph" style:parent-style-name="Text_20_body" style:list-style-name="L70">
      <style:paragraph-properties fo:margin-top="0in" fo:margin-bottom="0in" style:contextual-spacing="false"/>
      <style:text-properties officeooo:paragraph-rsid="00198b32"/>
    </style:style>
    <style:style style:name="P153" style:family="paragraph" style:parent-style-name="Text_20_body" style:list-style-name="L70">
      <style:text-properties officeooo:paragraph-rsid="00198b32"/>
    </style:style>
    <style:style style:name="P154" style:family="paragraph" style:parent-style-name="Text_20_body" style:list-style-name="L71">
      <style:text-properties officeooo:paragraph-rsid="00198b32"/>
    </style:style>
    <style:style style:name="P155" style:family="paragraph" style:parent-style-name="Text_20_body" style:list-style-name="L72">
      <style:paragraph-properties fo:margin-top="0in" fo:margin-bottom="0in" style:contextual-spacing="false"/>
      <style:text-properties officeooo:paragraph-rsid="00198b32"/>
    </style:style>
    <style:style style:name="P156" style:family="paragraph" style:parent-style-name="Text_20_body" style:list-style-name="L72">
      <style:text-properties officeooo:paragraph-rsid="00198b32"/>
    </style:style>
    <style:style style:name="P157" style:family="paragraph" style:parent-style-name="Text_20_body" style:list-style-name="L73">
      <style:text-properties officeooo:paragraph-rsid="00198b32"/>
    </style:style>
    <style:style style:name="P158" style:family="paragraph" style:parent-style-name="Text_20_body" style:list-style-name="L74">
      <style:paragraph-properties fo:margin-top="0in" fo:margin-bottom="0in" style:contextual-spacing="false"/>
      <style:text-properties officeooo:paragraph-rsid="00198b32"/>
    </style:style>
    <style:style style:name="P159" style:family="paragraph" style:parent-style-name="Text_20_body" style:list-style-name="L74">
      <style:text-properties officeooo:paragraph-rsid="00198b32"/>
    </style:style>
    <style:style style:name="P160" style:family="paragraph" style:parent-style-name="Text_20_body" style:list-style-name="L75">
      <style:text-properties officeooo:paragraph-rsid="00198b32"/>
    </style:style>
    <style:style style:name="P161" style:family="paragraph" style:parent-style-name="Text_20_body" style:list-style-name="L76">
      <style:paragraph-properties fo:margin-top="0in" fo:margin-bottom="0in" style:contextual-spacing="false"/>
      <style:text-properties officeooo:paragraph-rsid="00198b32"/>
    </style:style>
    <style:style style:name="P162" style:family="paragraph" style:parent-style-name="Text_20_body" style:list-style-name="L76">
      <style:text-properties officeooo:paragraph-rsid="00198b32"/>
    </style:style>
    <style:style style:name="P163" style:family="paragraph" style:parent-style-name="Text_20_body" style:list-style-name="L77">
      <style:text-properties officeooo:paragraph-rsid="00198b32"/>
    </style:style>
    <style:style style:name="P164" style:family="paragraph" style:parent-style-name="Text_20_body" style:list-style-name="L78">
      <style:paragraph-properties fo:margin-top="0in" fo:margin-bottom="0in" style:contextual-spacing="false"/>
      <style:text-properties officeooo:paragraph-rsid="00198b32"/>
    </style:style>
    <style:style style:name="P165" style:family="paragraph" style:parent-style-name="Text_20_body" style:list-style-name="L78">
      <style:text-properties officeooo:paragraph-rsid="00198b32"/>
    </style:style>
    <style:style style:name="P166" style:family="paragraph" style:parent-style-name="Text_20_body" style:list-style-name="L79">
      <style:paragraph-properties fo:margin-top="0in" fo:margin-bottom="0in" style:contextual-spacing="false"/>
      <style:text-properties officeooo:paragraph-rsid="00198b32"/>
    </style:style>
    <style:style style:name="P167" style:family="paragraph" style:parent-style-name="Text_20_body" style:list-style-name="L79">
      <style:text-properties officeooo:paragraph-rsid="00198b32"/>
    </style:style>
    <style:style style:name="P168" style:family="paragraph" style:parent-style-name="Text_20_body" style:list-style-name="L80">
      <style:paragraph-properties fo:margin-top="0in" fo:margin-bottom="0in" style:contextual-spacing="false"/>
      <style:text-properties officeooo:paragraph-rsid="00198b32"/>
    </style:style>
    <style:style style:name="P169" style:family="paragraph" style:parent-style-name="Text_20_body" style:list-style-name="L80">
      <style:text-properties officeooo:paragraph-rsid="00198b32"/>
    </style:style>
    <style:style style:name="P170" style:family="paragraph" style:parent-style-name="Text_20_body" style:list-style-name="L81">
      <style:paragraph-properties fo:margin-top="0in" fo:margin-bottom="0in" style:contextual-spacing="false"/>
      <style:text-properties officeooo:paragraph-rsid="00198b32"/>
    </style:style>
    <style:style style:name="P171" style:family="paragraph" style:parent-style-name="Text_20_body" style:list-style-name="L81">
      <style:text-properties officeooo:paragraph-rsid="00198b32"/>
    </style:style>
    <style:style style:name="P172" style:family="paragraph" style:parent-style-name="Text_20_body" style:list-style-name="L82">
      <style:paragraph-properties fo:margin-top="0in" fo:margin-bottom="0in" style:contextual-spacing="false"/>
      <style:text-properties officeooo:paragraph-rsid="00198b32"/>
    </style:style>
    <style:style style:name="P173" style:family="paragraph" style:parent-style-name="Text_20_body" style:list-style-name="L82">
      <style:text-properties officeooo:paragraph-rsid="00198b32"/>
    </style:style>
    <style:style style:name="P174" style:family="paragraph" style:parent-style-name="Text_20_body" style:list-style-name="L83">
      <style:paragraph-properties fo:margin-top="0in" fo:margin-bottom="0in" style:contextual-spacing="false"/>
      <style:text-properties officeooo:paragraph-rsid="00198b32"/>
    </style:style>
    <style:style style:name="P175" style:family="paragraph" style:parent-style-name="Text_20_body" style:list-style-name="L83">
      <style:text-properties officeooo:paragraph-rsid="00198b32"/>
    </style:style>
    <style:style style:name="P176" style:family="paragraph" style:parent-style-name="Text_20_body" style:list-style-name="L84">
      <style:paragraph-properties fo:margin-top="0in" fo:margin-bottom="0in" style:contextual-spacing="false"/>
      <style:text-properties officeooo:paragraph-rsid="00198b32"/>
    </style:style>
    <style:style style:name="P177" style:family="paragraph" style:parent-style-name="Text_20_body" style:list-style-name="L84">
      <style:text-properties officeooo:paragraph-rsid="00198b32"/>
    </style:style>
    <style:style style:name="P178" style:family="paragraph" style:parent-style-name="Text_20_body" style:list-style-name="L85">
      <style:paragraph-properties fo:margin-top="0in" fo:margin-bottom="0in" style:contextual-spacing="false"/>
      <style:text-properties officeooo:paragraph-rsid="00198b32"/>
    </style:style>
    <style:style style:name="P179" style:family="paragraph" style:parent-style-name="Text_20_body" style:list-style-name="L85">
      <style:text-properties officeooo:paragraph-rsid="00198b32"/>
    </style:style>
    <style:style style:name="P180" style:family="paragraph" style:parent-style-name="Text_20_body" style:list-style-name="L86">
      <style:paragraph-properties fo:margin-top="0in" fo:margin-bottom="0in" style:contextual-spacing="false"/>
      <style:text-properties officeooo:paragraph-rsid="00198b32"/>
    </style:style>
    <style:style style:name="P181" style:family="paragraph" style:parent-style-name="Text_20_body" style:list-style-name="L86">
      <style:text-properties officeooo:paragraph-rsid="00198b32"/>
    </style:style>
    <style:style style:name="P182" style:family="paragraph" style:parent-style-name="Text_20_body" style:list-style-name="L87">
      <style:paragraph-properties fo:margin-top="0in" fo:margin-bottom="0in" style:contextual-spacing="false"/>
      <style:text-properties officeooo:paragraph-rsid="00198b32"/>
    </style:style>
    <style:style style:name="P183" style:family="paragraph" style:parent-style-name="Text_20_body" style:list-style-name="L87">
      <style:text-properties officeooo:paragraph-rsid="00198b32"/>
    </style:style>
    <style:style style:name="P184" style:family="paragraph" style:parent-style-name="Text_20_body" style:list-style-name="L88">
      <style:paragraph-properties fo:margin-top="0in" fo:margin-bottom="0in" style:contextual-spacing="false"/>
      <style:text-properties officeooo:paragraph-rsid="00198b32"/>
    </style:style>
    <style:style style:name="P185" style:family="paragraph" style:parent-style-name="Text_20_body" style:list-style-name="L88">
      <style:text-properties officeooo:paragraph-rsid="00198b32"/>
    </style:style>
    <style:style style:name="P186" style:family="paragraph" style:parent-style-name="Text_20_body" style:list-style-name="L89">
      <style:paragraph-properties fo:margin-top="0in" fo:margin-bottom="0in" style:contextual-spacing="false"/>
      <style:text-properties officeooo:paragraph-rsid="00198b32"/>
    </style:style>
    <style:style style:name="P187" style:family="paragraph" style:parent-style-name="Text_20_body" style:list-style-name="L89">
      <style:text-properties officeooo:paragraph-rsid="00198b32"/>
    </style:style>
    <style:style style:name="P188" style:family="paragraph" style:parent-style-name="Text_20_body" style:list-style-name="L90">
      <style:paragraph-properties fo:margin-top="0in" fo:margin-bottom="0in" style:contextual-spacing="false"/>
      <style:text-properties officeooo:paragraph-rsid="00198b32"/>
    </style:style>
    <style:style style:name="P189" style:family="paragraph" style:parent-style-name="Text_20_body" style:list-style-name="L90">
      <style:text-properties officeooo:paragraph-rsid="00198b32"/>
    </style:style>
    <style:style style:name="P190" style:family="paragraph" style:parent-style-name="Text_20_body" style:list-style-name="L91">
      <style:paragraph-properties fo:margin-top="0in" fo:margin-bottom="0in" style:contextual-spacing="false"/>
      <style:text-properties officeooo:paragraph-rsid="00198b32"/>
    </style:style>
    <style:style style:name="P191" style:family="paragraph" style:parent-style-name="Text_20_body" style:list-style-name="L91">
      <style:text-properties officeooo:paragraph-rsid="00198b32"/>
    </style:style>
    <style:style style:name="P192" style:family="paragraph" style:parent-style-name="Text_20_body" style:list-style-name="L92">
      <style:paragraph-properties fo:margin-top="0in" fo:margin-bottom="0in" style:contextual-spacing="false"/>
      <style:text-properties officeooo:paragraph-rsid="00198b32"/>
    </style:style>
    <style:style style:name="P193" style:family="paragraph" style:parent-style-name="Text_20_body" style:list-style-name="L92">
      <style:text-properties officeooo:paragraph-rsid="00198b32"/>
    </style:style>
    <style:style style:name="P194" style:family="paragraph" style:parent-style-name="Standard">
      <style:text-properties officeooo:paragraph-rsid="00198b3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2">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PC Creation - Comprehensive Test Cases</text:h>
      <text:h text:style-name="Heading_20_2" text:outline-level="2">Positive/Happy Path Scenarios</text:h>
      <text:h text:style-name="Heading_20_3" text:outline-level="3">TC-001</text:h>
      <text:p text:style-name="Text_20_body"><text:span text:style-name="Strong_20_Emphasis">Test Case ID:</text:span> TC-001<text:line-break/><text:span text:style-name="Strong_20_Emphasis">Test Case Description:</text:span> Create VPC with valid inputs and default settings<text:line-break/><text:span text:style-name="Strong_20_Emphasis">Pre-conditions:</text:span> User logged in, less than 5 VPCs in selected region<text:line-break/><text:span text:style-name="Strong_20_Emphasis">Test Steps:</text:span></text:p>
      <text:list text:style-name="L1">
        <text:list-item>
          <text:p text:style-name="P1">Navigate to VPC creation form </text:p>
        </text:list-item>
        <text:list-item>
          <text:p text:style-name="P1">Enter VPC name: "test-vpc-01" </text:p>
        </text:list-item>
        <text:list-item>
          <text:p text:style-name="P1">Enter CIDR block: "10.0.0.0/16" </text:p>
        </text:list-item>
        <text:list-item>
          <text:p text:style-name="P1">Select region: "us-east-1" </text:p>
        </text:list-item>
        <text:list-item>
          <text:p text:style-name="P1">Leave DNS options as default </text:p>
        </text:list-item>
        <text:list-item>
          <text:p text:style-name="P2">Click "Create VPC" </text:p>
        </text:list-item>
      </text:list>
      <text:p text:style-name="Text_20_body"><text:span text:style-name="Strong_20_Emphasis">Expected Results:</text:span> VPC created successfully, confirmation message displayed, VPC appears in VPC list<text:line-break/><text:span text:style-name="Strong_20_Emphasis">Priority:</text:span> High<text:line-break/><text:span text:style-name="Strong_20_Emphasis">Category:</text:span> Functional</text:p>
      <text:h text:style-name="Heading_20_3" text:outline-level="3">TC-002</text:h>
      <text:p text:style-name="Text_20_body"><text:span text:style-name="Strong_20_Emphasis">Test Case ID:</text:span> TC-002<text:line-break/><text:span text:style-name="Strong_20_Emphasis">Test Case Description:</text:span> Create VPC with DNS resolution enabled<text:line-break/><text:span text:style-name="Strong_20_Emphasis">Pre-conditions:</text:span> User logged in, less than 5 VPCs in selected region<text:line-break/><text:span text:style-name="Strong_20_Emphasis">Test Steps:</text:span></text:p>
      <text:list text:style-name="L2">
        <text:list-item>
          <text:p text:style-name="P3">Navigate to VPC creation form </text:p>
        </text:list-item>
        <text:list-item>
          <text:p text:style-name="P3">Enter VPC name: "dns-enabled-vpc" </text:p>
        </text:list-item>
        <text:list-item>
          <text:p text:style-name="P3">Enter CIDR block: "172.16.0.0/16" </text:p>
        </text:list-item>
        <text:list-item>
          <text:p text:style-name="P3">Select region: "us-west-2" </text:p>
        </text:list-item>
        <text:list-item>
          <text:p text:style-name="P3">Enable "DNS resolution" </text:p>
        </text:list-item>
        <text:list-item>
          <text:p text:style-name="P4">Click "Create VPC" </text:p>
        </text:list-item>
      </text:list>
      <text:p text:style-name="Text_20_body"><text:span text:style-name="Strong_20_Emphasis">Expected Results:</text:span> VPC created with DNS resolution enabled, instances can resolve domain names<text:line-break/><text:span text:style-name="Strong_20_Emphasis">Priority:</text:span> High<text:line-break/><text:span text:style-name="Strong_20_Emphasis">Category:</text:span> Functional</text:p>
      <text:p text:style-name="Text_20_body"/>
      <text:p text:style-name="Text_20_body"/>
      <text:p text:style-name="Text_20_body"/>
      <text:h text:style-name="Heading_20_3" text:outline-level="3"><text:soft-page-break/></text:h>
      <text:h text:style-name="Heading_20_3" text:outline-level="3">TC-003</text:h>
      <text:p text:style-name="Text_20_body"><text:span text:style-name="Strong_20_Emphasis">Test Case ID:</text:span> TC-003<text:line-break/><text:span text:style-name="Strong_20_Emphasis">Test Case Description:</text:span> Create VPC with different private IP range (172.x.x.x)<text:line-break/><text:span text:style-name="Strong_20_Emphasis">Pre-conditions:</text:span> User logged in, less than 5 VPCs in selected region<text:line-break/><text:span text:style-name="Strong_20_Emphasis">Test Steps:</text:span></text:p>
      <text:list text:style-name="L3">
        <text:list-item>
          <text:p text:style-name="P5">Navigate to VPC creation form </text:p>
        </text:list-item>
        <text:list-item>
          <text:p text:style-name="P5">Enter VPC name: "private-range-vpc" </text:p>
        </text:list-item>
        <text:list-item>
          <text:p text:style-name="P5">Enter CIDR block: "172.16.0.0/16" </text:p>
        </text:list-item>
        <text:list-item>
          <text:p text:style-name="P5">Select region: "us-west-1" </text:p>
        </text:list-item>
        <text:list-item>
          <text:p text:style-name="P5">Leave DNS options as default </text:p>
        </text:list-item>
        <text:list-item>
          <text:p text:style-name="P6">Click "Create VPC" </text:p>
        </text:list-item>
      </text:list>
      <text:p text:style-name="Text_20_body"><text:span text:style-name="Strong_20_Emphasis">Expected Results:</text:span> VPC created successfully with 172.16.0.0/16 private IP range<text:line-break/><text:span text:style-name="Strong_20_Emphasis">Priority:</text:span> High<text:line-break/><text:span text:style-name="Strong_20_Emphasis">Category:</text:span> Functional</text:p>
      <text:h text:style-name="Heading_20_2" text:outline-level="2">Boundary Value Testing</text:h>
      <text:h text:style-name="Heading_20_3" text:outline-level="3">TC-004</text:h>
      <text:p text:style-name="Text_20_body"><text:span text:style-name="Strong_20_Emphasis">Test Case ID:</text:span> TC-004<text:line-break/><text:span text:style-name="Strong_20_Emphasis">Test Case Description:</text:span> Create VPC with minimum CIDR block size (/28)<text:line-break/><text:span text:style-name="Strong_20_Emphasis">Pre-conditions:</text:span> User logged in, less than 5 VPCs in selected region<text:line-break/><text:span text:style-name="Strong_20_Emphasis">Test Steps:</text:span></text:p>
      <text:list text:style-name="L4">
        <text:list-item>
          <text:p text:style-name="P7">Navigate to VPC creation form </text:p>
        </text:list-item>
        <text:list-item>
          <text:p text:style-name="P7">Enter VPC name: "min-cidr-vpc" </text:p>
        </text:list-item>
        <text:list-item>
          <text:p text:style-name="P7">Enter CIDR block: "10.0.0.0/28" </text:p>
        </text:list-item>
        <text:list-item>
          <text:p text:style-name="P7">Select region: "us-east-1" </text:p>
        </text:list-item>
        <text:list-item>
          <text:p text:style-name="P8">Click "Create VPC" </text:p>
        </text:list-item>
      </text:list>
      <text:p text:style-name="Text_20_body"><text:span text:style-name="Strong_20_Emphasis">Expected Results:</text:span> VPC created successfully with /28 CIDR block<text:line-break/><text:span text:style-name="Strong_20_Emphasis">Priority:</text:span> High<text:line-break/><text:span text:style-name="Strong_20_Emphasis">Category:</text:span> Functional</text:p>
      <text:h text:style-name="Heading_20_3" text:outline-level="3"/>
      <text:p text:style-name="Text_20_body"/>
      <text:p text:style-name="Text_20_body"/>
      <text:p text:style-name="Text_20_body"/>
      <text:p text:style-name="Text_20_body"/>
      <text:h text:style-name="Heading_20_3" text:outline-level="3"><text:soft-page-break/></text:h>
      <text:h text:style-name="Heading_20_3" text:outline-level="3">TC-005</text:h>
      <text:p text:style-name="Text_20_body"><text:span text:style-name="Strong_20_Emphasis">Test Case ID:</text:span> TC-005<text:line-break/><text:span text:style-name="Strong_20_Emphasis">Test Case Description:</text:span> Create VPC with maximum CIDR block size (/16)<text:line-break/><text:span text:style-name="Strong_20_Emphasis">Pre-conditions:</text:span> User logged in, less than 5 VPCs in selected region<text:line-break/><text:span text:style-name="Strong_20_Emphasis">Test Steps:</text:span></text:p>
      <text:list text:style-name="L5">
        <text:list-item>
          <text:p text:style-name="P9">Navigate to VPC creation form </text:p>
        </text:list-item>
        <text:list-item>
          <text:p text:style-name="P9">Enter VPC name: "max-cidr-vpc" </text:p>
        </text:list-item>
        <text:list-item>
          <text:p text:style-name="P9">Enter CIDR block: "10.0.0.0/16" </text:p>
        </text:list-item>
        <text:list-item>
          <text:p text:style-name="P9">Select region: "us-east-1" </text:p>
        </text:list-item>
        <text:list-item>
          <text:p text:style-name="P10">Click "Create VPC" </text:p>
        </text:list-item>
      </text:list>
      <text:p text:style-name="Text_20_body"><text:span text:style-name="Strong_20_Emphasis">Expected Results:</text:span> VPC created successfully with /16 CIDR block<text:line-break/><text:span text:style-name="Strong_20_Emphasis">Priority:</text:span> High<text:line-break/><text:span text:style-name="Strong_20_Emphasis">Category:</text:span> Functional</text:p>
      <text:h text:style-name="Heading_20_3" text:outline-level="3">TC-006</text:h>
      <text:p text:style-name="Text_20_body"><text:span text:style-name="Strong_20_Emphasis">Test Case ID:</text:span> TC-006<text:line-break/><text:span text:style-name="Strong_20_Emphasis">Test Case Description:</text:span> Create 5th VPC in region (account limit)<text:line-break/><text:span text:style-name="Strong_20_Emphasis">Pre-conditions:</text:span> User logged in, 4 VPCs already exist in target region<text:line-break/><text:span text:style-name="Strong_20_Emphasis">Test Steps:</text:span></text:p>
      <text:list text:style-name="L6">
        <text:list-item>
          <text:p text:style-name="P11">Navigate to VPC creation form </text:p>
        </text:list-item>
        <text:list-item>
          <text:p text:style-name="P11">Enter VPC name: "fifth-vpc" </text:p>
        </text:list-item>
        <text:list-item>
          <text:p text:style-name="P11">Enter CIDR block: "10.5.0.0/16" </text:p>
        </text:list-item>
        <text:list-item>
          <text:p text:style-name="P11">Select region with 4 existing VPCs </text:p>
        </text:list-item>
        <text:list-item>
          <text:p text:style-name="P12">Click "Create VPC" </text:p>
        </text:list-item>
      </text:list>
      <text:p text:style-name="Text_20_body"><text:span text:style-name="Strong_20_Emphasis">Expected Results:</text:span> 5th VPC created successfully, reaching account limit<text:line-break/><text:span text:style-name="Strong_20_Emphasis">Priority:</text:span> High<text:line-break/><text:span text:style-name="Strong_20_Emphasis">Category:</text:span> Functional</text:p>
      <text:h text:style-name="Heading_20_2" text:outline-level="2"/>
      <text:p text:style-name="Text_20_body"/>
      <text:p text:style-name="Text_20_body"/>
      <text:p text:style-name="Text_20_body"/>
      <text:h text:style-name="Heading_20_2" text:outline-level="2"><text:soft-page-break/></text:h>
      <text:h text:style-name="Heading_20_2" text:outline-level="2">Negative Testing Scenarios</text:h>
      <text:h text:style-name="Heading_20_3" text:outline-level="3">TC-007</text:h>
      <text:p text:style-name="Text_20_body"><text:span text:style-name="Strong_20_Emphasis">Test Case ID:</text:span> TC-007<text:line-break/><text:span text:style-name="Strong_20_Emphasis">Test Case Description:</text:span> Attempt to create VPC with CIDR block smaller than /28<text:line-break/><text:span text:style-name="Strong_20_Emphasis">Pre-conditions:</text:span> User logged in, less than 5 VPCs in selected region<text:line-break/><text:span text:style-name="Strong_20_Emphasis">Test Steps:</text:span></text:p>
      <text:list text:style-name="L7">
        <text:list-item>
          <text:p text:style-name="P13">Navigate to VPC creation form </text:p>
        </text:list-item>
        <text:list-item>
          <text:p text:style-name="P13">Enter VPC name: "invalid-cidr-vpc" </text:p>
        </text:list-item>
        <text:list-item>
          <text:p text:style-name="P13">Enter CIDR block: "10.0.0.0/29" </text:p>
        </text:list-item>
        <text:list-item>
          <text:p text:style-name="P13">Select region: "us-east-1" </text:p>
        </text:list-item>
        <text:list-item>
          <text:p text:style-name="P14">Click "Create VPC" </text:p>
        </text:list-item>
      </text:list>
      <text:p text:style-name="Text_20_body"><text:span text:style-name="Strong_20_Emphasis">Expected Results:</text:span> Error message displayed: "CIDR block must be between /16 and /28"<text:line-break/><text:span text:style-name="Strong_20_Emphasis">Priority:</text:span> High<text:line-break/><text:span text:style-name="Strong_20_Emphasis">Category:</text:span> Functional</text:p>
      <text:h text:style-name="Heading_20_3" text:outline-level="3">TC-008</text:h>
      <text:p text:style-name="Text_20_body"><text:span text:style-name="Strong_20_Emphasis">Test Case ID:</text:span> TC-008<text:line-break/><text:span text:style-name="Strong_20_Emphasis">Test Case Description:</text:span> Attempt to create VPC with overlapping CIDR block<text:line-break/><text:span text:style-name="Strong_20_Emphasis">Pre-conditions:</text:span> User logged in, existing VPC with CIDR 10.0.0.0/16 in region<text:line-break/><text:span text:style-name="Strong_20_Emphasis">Test Steps:</text:span></text:p>
      <text:list text:style-name="L8">
        <text:list-item>
          <text:p text:style-name="P15">Navigate to VPC creation form </text:p>
        </text:list-item>
        <text:list-item>
          <text:p text:style-name="P15">Enter VPC name: "overlapping-vpc" </text:p>
        </text:list-item>
        <text:list-item>
          <text:p text:style-name="P15">Enter CIDR block: "10.0.1.0/24" </text:p>
        </text:list-item>
        <text:list-item>
          <text:p text:style-name="P15">Select same region as existing VPC </text:p>
        </text:list-item>
        <text:list-item>
          <text:p text:style-name="P16">Click "Create VPC" </text:p>
        </text:list-item>
      </text:list>
      <text:p text:style-name="Text_20_body"><text:span text:style-name="Strong_20_Emphasis">Expected Results:</text:span> Error message displayed: "CIDR block overlaps with existing VPC"<text:line-break/><text:span text:style-name="Strong_20_Emphasis">Priority:</text:span> High<text:line-break/><text:span text:style-name="Strong_20_Emphasis">Category:</text:span> Functional</text:p>
      <text:h text:style-name="P17" text:outline-level="3"/>
      <text:p text:style-name="P18"/>
      <text:p text:style-name="P18"/>
      <text:p text:style-name="P18"/>
      <text:p text:style-name="P18"/>
      <text:p text:style-name="P18"/>
      <text:p text:style-name="P18"/>
      <text:p text:style-name="P18"/>
      <text:p text:style-name="P18"><text:soft-page-break/></text:p>
      <text:h text:style-name="Heading_20_3" text:outline-level="3">TC-009</text:h>
      <text:p text:style-name="Text_20_body"><text:span text:style-name="Strong_20_Emphasis">Test Case ID:</text:span> TC-009<text:line-break/><text:span text:style-name="Strong_20_Emphasis">Test Case Description:</text:span> Attempt to create 6th VPC in region (exceed limit)<text:line-break/><text:span text:style-name="Strong_20_Emphasis">Pre-conditions:</text:span> User logged in, 5 VPCs already exist in target region<text:line-break/><text:span text:style-name="Strong_20_Emphasis">Test Steps:</text:span></text:p>
      <text:list text:style-name="L9">
        <text:list-item>
          <text:p text:style-name="P19">Navigate to VPC creation form </text:p>
        </text:list-item>
        <text:list-item>
          <text:p text:style-name="P19">Enter VPC name: "sixth-vpc" </text:p>
        </text:list-item>
        <text:list-item>
          <text:p text:style-name="P19">Enter CIDR block: "10.6.0.0/16" </text:p>
        </text:list-item>
        <text:list-item>
          <text:p text:style-name="P19">Select region with 5 existing VPCs </text:p>
        </text:list-item>
        <text:list-item>
          <text:p text:style-name="P20">Click "Create VPC" </text:p>
        </text:list-item>
      </text:list>
      <text:p text:style-name="Text_20_body"><text:span text:style-name="Strong_20_Emphasis">Expected Results:</text:span> Error message displayed: "Account limit of 5 VPCs per region exceeded"<text:line-break/><text:span text:style-name="Strong_20_Emphasis">Priority:</text:span> High<text:line-break/><text:span text:style-name="Strong_20_Emphasis">Category:</text:span> Functional</text:p>
      <text:h text:style-name="Heading_20_2" text:outline-level="2">Edge Cases</text:h>
      <text:h text:style-name="Heading_20_3" text:outline-level="3">TC-010</text:h>
      <text:p text:style-name="Text_20_body"><text:span text:style-name="Strong_20_Emphasis">Test Case ID:</text:span> TC-010<text:line-break/><text:span text:style-name="Strong_20_Emphasis">Test Case Description:</text:span> Create VPC with network interruption during creation<text:line-break/><text:span text:style-name="Strong_20_Emphasis">Pre-conditions:</text:span> User logged in, less than 5 VPCs in selected region<text:line-break/><text:span text:style-name="Strong_20_Emphasis">Test Steps:</text:span></text:p>
      <text:list text:style-name="L10">
        <text:list-item>
          <text:p text:style-name="P21">Navigate to VPC creation form </text:p>
        </text:list-item>
        <text:list-item>
          <text:p text:style-name="P21">Enter valid VPC details </text:p>
        </text:list-item>
        <text:list-item>
          <text:p text:style-name="P21">Click "Create VPC" </text:p>
        </text:list-item>
        <text:list-item>
          <text:p text:style-name="P21">Simulate network interruption during creation </text:p>
        </text:list-item>
        <text:list-item>
          <text:p text:style-name="P22">Restore network connection </text:p>
        </text:list-item>
      </text:list>
      <text:p text:style-name="Text_20_body"><text:span text:style-name="Strong_20_Emphasis">Expected Results:</text:span> System handles interruption gracefully, either completes creation or shows appropriate error with retry option<text:line-break/><text:span text:style-name="Strong_20_Emphasis">Priority:</text:span> Medium<text:line-break/><text:span text:style-name="Strong_20_Emphasis">Category:</text:span> Functional</text:p>
      <text:h text:style-name="Heading_20_3" text:outline-level="3"/>
      <text:p text:style-name="Text_20_body"/>
      <text:p text:style-name="Text_20_body"/>
      <text:p text:style-name="Text_20_body"/>
      <text:p text:style-name="Text_20_body"/>
      <text:h text:style-name="Heading_20_3" text:outline-level="3"><text:soft-page-break/></text:h>
      <text:h text:style-name="Heading_20_3" text:outline-level="3">TC-011</text:h>
      <text:p text:style-name="Text_20_body"><text:span text:style-name="Strong_20_Emphasis">Test Case ID:</text:span> TC-011<text:line-break/><text:span text:style-name="Strong_20_Emphasis">Test Case Description:</text:span> Create VPC with special characters in name (valid ones)<text:line-break/><text:span text:style-name="Strong_20_Emphasis">Pre-conditions:</text:span> User logged in, less than 5 VPCs in selected region<text:line-break/><text:span text:style-name="Strong_20_Emphasis">Test Steps:</text:span></text:p>
      <text:list text:style-name="L11">
        <text:list-item>
          <text:p text:style-name="P23">Navigate to VPC creation form </text:p>
        </text:list-item>
        <text:list-item>
          <text:p text:style-name="P23">Enter VPC name: "test-vpc_with-valid_chars" </text:p>
        </text:list-item>
        <text:list-item>
          <text:p text:style-name="P23">Enter CIDR block: "10.0.0.0/16" </text:p>
        </text:list-item>
        <text:list-item>
          <text:p text:style-name="P23">Select region: "us-east-1" </text:p>
        </text:list-item>
        <text:list-item>
          <text:p text:style-name="P24">Click "Create VPC" </text:p>
        </text:list-item>
      </text:list>
      <text:p text:style-name="Text_20_body"><text:span text:style-name="Strong_20_Emphasis">Expected Results:</text:span> VPC created successfully with hyphens and underscores in name<text:line-break/><text:span text:style-name="Strong_20_Emphasis">Priority:</text:span> Medium<text:line-break/><text:span text:style-name="Strong_20_Emphasis">Category:</text:span> Functional</text:p>
      <text:h text:style-name="Heading_20_3" text:outline-level="3">TC-012</text:h>
      <text:p text:style-name="Text_20_body"><text:span text:style-name="Strong_20_Emphasis">Test Case ID:</text:span> TC-012<text:line-break/><text:span text:style-name="Strong_20_Emphasis">Test Case Description:</text:span> Create VPC with all three private IP ranges<text:line-break/><text:span text:style-name="Strong_20_Emphasis">Pre-conditions:</text:span> User logged in, less than 5 VPCs in selected region<text:line-break/><text:span text:style-name="Strong_20_Emphasis">Test Steps:</text:span></text:p>
      <text:list text:style-name="L12">
        <text:list-item>
          <text:p text:style-name="P25">Create VPC with CIDR: "10.0.0.0/16" </text:p>
        </text:list-item>
        <text:list-item>
          <text:p text:style-name="P25">Create VPC with CIDR: "172.16.0.0/16" </text:p>
        </text:list-item>
        <text:list-item>
          <text:p text:style-name="P25">Create VPC with CIDR: "192.168.0.0/16" </text:p>
        </text:list-item>
        <text:list-item>
          <text:p text:style-name="P26">All in same region </text:p>
        </text:list-item>
      </text:list>
      <text:p text:style-name="Text_20_body"><text:span text:style-name="Strong_20_Emphasis">Expected Results:</text:span> All three VPCs created successfully using different private IP ranges<text:line-break/><text:span text:style-name="Strong_20_Emphasis">Priority:</text:span> Medium<text:line-break/><text:span text:style-name="Strong_20_Emphasis">Category:</text:span> Functional</text:p>
      <text:h text:style-name="Heading_20_2" text:outline-level="2"/>
      <text:p text:style-name="Text_20_body"/>
      <text:p text:style-name="Text_20_body"/>
      <text:p text:style-name="Text_20_body"/>
      <text:p text:style-name="Text_20_body"/>
      <text:p text:style-name="Text_20_body"/>
      <text:h text:style-name="Heading_20_2" text:outline-level="2"><text:soft-page-break/></text:h>
      <text:h text:style-name="Heading_20_2" text:outline-level="2">Integration Scenarios</text:h>
      <text:h text:style-name="Heading_20_3" text:outline-level="3">TC-013</text:h>
      <text:p text:style-name="Text_20_body"><text:span text:style-name="Strong_20_Emphasis">Test Case ID:</text:span> TC-013<text:line-break/><text:span text:style-name="Strong_20_Emphasis">Test Case Description:</text:span> Concurrent VPC creation by multiple users<text:line-break/><text:span text:style-name="Strong_20_Emphasis">Pre-conditions:</text:span> Multiple users logged in, less than 5 VPCs in selected region<text:line-break/><text:span text:style-name="Strong_20_Emphasis">Test Steps:</text:span></text:p>
      <text:list text:style-name="L13">
        <text:list-item>
          <text:p text:style-name="P27">User A starts VPC creation with CIDR: "10.1.0.0/16" </text:p>
        </text:list-item>
        <text:list-item>
          <text:p text:style-name="P27">User B simultaneously starts VPC creation with CIDR: "10.2.0.0/16" </text:p>
        </text:list-item>
        <text:list-item>
          <text:p text:style-name="P27">Both users submit forms at same time </text:p>
        </text:list-item>
        <text:list-item>
          <text:p text:style-name="P28">Monitor creation process </text:p>
        </text:list-item>
      </text:list>
      <text:p text:style-name="Text_20_body"><text:span text:style-name="Strong_20_Emphasis">Expected Results:</text:span> Both VPCs created successfully without conflicts<text:line-break/><text:span text:style-name="Strong_20_Emphasis">Priority:</text:span> High<text:line-break/><text:span text:style-name="Strong_20_Emphasis">Category:</text:span> Integration</text:p>
      <text:h text:style-name="Heading_20_3" text:outline-level="3">TC-014</text:h>
      <text:p text:style-name="Text_20_body"><text:span text:style-name="Strong_20_Emphasis">Test Case ID:</text:span> TC-014<text:line-break/><text:span text:style-name="Strong_20_Emphasis">Test Case Description:</text:span> Create VPC across different regions<text:line-break/><text:span text:style-name="Strong_20_Emphasis">Pre-conditions:</text:span> User logged in, access to multiple regions<text:line-break/><text:span text:style-name="Strong_20_Emphasis">Test Steps:</text:span></text:p>
      <text:list text:style-name="L14">
        <text:list-item>
          <text:p text:style-name="P29">Create VPC in us-east-1 with CIDR: "10.0.0.0/16" </text:p>
        </text:list-item>
        <text:list-item>
          <text:p text:style-name="P29">Create VPC in us-west-2 with CIDR: "10.0.0.0/16" </text:p>
        </text:list-item>
        <text:list-item>
          <text:p text:style-name="P30">Verify both VPCs exist independently </text:p>
        </text:list-item>
      </text:list>
      <text:p text:style-name="Text_20_body"><text:span text:style-name="Strong_20_Emphasis">Expected Results:</text:span> Same CIDR blocks allowed in different regions<text:line-break/><text:span text:style-name="Strong_20_Emphasis">Priority:</text:span> Medium<text:line-break/><text:span text:style-name="Strong_20_Emphasis">Category:</text:span> Integration</text:p>
      <text:h text:style-name="Heading_20_3" text:outline-level="3">TC-015</text:h>
      <text:p text:style-name="Text_20_body"><text:span text:style-name="Strong_20_Emphasis">Test Case ID:</text:span> TC-015<text:line-break/><text:span text:style-name="Strong_20_Emphasis">Test Case Description:</text:span> VPC creation with subnet and security group integration<text:line-break/><text:span text:style-name="Strong_20_Emphasis">Pre-conditions:</text:span> User logged in, less than 5 VPCs in selected region<text:line-break/><text:span text:style-name="Strong_20_Emphasis">Test Steps:</text:span></text:p>
      <text:list text:style-name="L15">
        <text:list-item>
          <text:p text:style-name="P31">Create VPC with CIDR: "10.0.0.0/16" </text:p>
        </text:list-item>
        <text:list-item>
          <text:p text:style-name="P31">Create subnet within VPC with CIDR: "10.0.1.0/24" </text:p>
        </text:list-item>
        <text:list-item>
          <text:p text:style-name="P31">Create security group associated with VPC </text:p>
        </text:list-item>
        <text:list-item>
          <text:p text:style-name="P32">Verify all components reference the same VPC ID </text:p>
        </text:list-item>
      </text:list>
      <text:p text:style-name="Text_20_body"><text:span text:style-name="Strong_20_Emphasis">Expected Results:</text:span> Subnet and security group successfully created and associated with VPC<text:line-break/><text:span text:style-name="Strong_20_Emphasis">Priority:</text:span> High<text:line-break/><text:span text:style-name="Strong_20_Emphasis">Category:</text:span> Integration</text:p>
      <text:h text:style-name="P33" text:outline-level="1"><text:soft-page-break/>Bug Investigation and Reporting</text:h>
      <text:h text:style-name="P34" text:outline-level="2">Bug Report #1: VPC Creation Sometimes Fails</text:h>
      <text:h text:style-name="P35" text:outline-level="3">Bug Details</text:h>
      <text:p text:style-name="P36"><text:span text:style-name="Strong_20_Emphasis">Bug ID:</text:span> VPC-001<text:line-break/><text:span text:style-name="Strong_20_Emphasis">Bug Title:</text:span> Intermittent VPC Creation Failure with CIDR 10.0.0.0/16<text:line-break/><text:span text:style-name="Strong_20_Emphasis">Reporter:</text:span> QA Team<text:line-break/><text:span text:style-name="Strong_20_Emphasis">Date:</text:span> July 17, 2025<text:line-break/><text:span text:style-name="Strong_20_Emphasis">Environment:</text:span> Staging environment, us-east-1 region</text:p>
      <text:h text:style-name="P35" text:outline-level="3">Description</text:h>
      <text:p text:style-name="P36">VPC creation with CIDR block 10.0.0.0/16 fails intermittently, displaying generic error message "Creation failed - please try again" with no specific error details.</text:p>
      <text:h text:style-name="P35" text:outline-level="3">Steps to Reproduce</text:h>
      <text:list text:style-name="L16">
        <text:list-item>
          <text:p text:style-name="P37">Navigate to VPC creation form </text:p>
        </text:list-item>
        <text:list-item>
          <text:p text:style-name="P37">Enter VPC name (e.g., "test-vpc") </text:p>
        </text:list-item>
        <text:list-item>
          <text:p text:style-name="P37">Input CIDR block: 10.0.0.0/16 </text:p>
        </text:list-item>
        <text:list-item>
          <text:p text:style-name="P37">Select region: us-east-1 </text:p>
        </text:list-item>
        <text:list-item>
          <text:p text:style-name="P37">Configure DNS settings (any configuration) </text:p>
        </text:list-item>
        <text:list-item>
          <text:p text:style-name="P37">Click "Create VPC" </text:p>
        </text:list-item>
        <text:list-item>
          <text:p text:style-name="P38">Observe intermittent failure </text:p>
        </text:list-item>
      </text:list>
      <text:h text:style-name="P35" text:outline-level="3">Expected Behavior</text:h>
      <text:list text:style-name="L17">
        <text:list-item>
          <text:p text:style-name="P39">VPC should be created successfully every time with valid parameters </text:p>
        </text:list-item>
        <text:list-item>
          <text:p text:style-name="P39">If creation fails, specific error message should be displayed </text:p>
        </text:list-item>
        <text:list-item>
          <text:p text:style-name="P40">Creation should complete within 30 seconds as per requirements </text:p>
        </text:list-item>
      </text:list>
      <text:h text:style-name="P35" text:outline-level="3">Actual Behavior</text:h>
      <text:list text:style-name="L18">
        <text:list-item>
          <text:p text:style-name="P41">VPC creation fails intermittently (not consistently) </text:p>
        </text:list-item>
        <text:list-item>
          <text:p text:style-name="P41">Generic error message displayed: "Creation failed - please try again" </text:p>
        </text:list-item>
        <text:list-item>
          <text:p text:style-name="P41">No specific error details provided to user </text:p>
        </text:list-item>
        <text:list-item>
          <text:p text:style-name="P42">Issue appears more frequently during peak hours </text:p>
        </text:list-item>
      </text:list>
      <text:h text:style-name="P35" text:outline-level="3">Environment Details</text:h>
      <text:list text:style-name="L19">
        <text:list-item>
          <text:p text:style-name="P43"><text:span text:style-name="Strong_20_Emphasis">Environment:</text:span> Staging </text:p>
        </text:list-item>
        <text:list-item>
          <text:p text:style-name="P43"><text:span text:style-name="Strong_20_Emphasis">Region:</text:span> us-east-1 </text:p>
        </text:list-item>
        <text:list-item>
          <text:p text:style-name="P43"><text:span text:style-name="Strong_20_Emphasis">Users Affected:</text:span> 3 confirmed reports </text:p>
        </text:list-item>
        <text:list-item>
          <text:p text:style-name="P43"><text:span text:style-name="Strong_20_Emphasis">Frequency:</text:span> Intermittent </text:p>
        </text:list-item>
        <text:list-item>
          <text:p text:style-name="P44"><text:span text:style-name="Strong_20_Emphasis">Peak Hours Correlation:</text:span> Yes </text:p>
        </text:list-item>
      </text:list>
      <text:h text:style-name="P35" text:outline-level="3"><text:soft-page-break/></text:h>
      <text:h text:style-name="P35" text:outline-level="3">Severity Assessment</text:h>
      <text:p text:style-name="P36"><text:span text:style-name="Strong_20_Emphasis">HIGH</text:span> - This impacts core functionality and user experience</text:p>
      <text:h text:style-name="P35" text:outline-level="3">Priority Recommendation</text:h>
      <text:p text:style-name="P36"><text:span text:style-name="Strong_20_Emphasis">HIGH</text:span> - Should be addressed before production release</text:p>
      <text:h text:style-name="P35" text:outline-level="3">Additional Evidence</text:h>
      <text:list text:style-name="L20">
        <text:list-item>
          <text:p text:style-name="P45">Multiple user reports (3 confirmed cases) </text:p>
        </text:list-item>
        <text:list-item>
          <text:p text:style-name="P45">Peak hour correlation suggests load-related issue </text:p>
        </text:list-item>
        <text:list-item>
          <text:p text:style-name="P46">No specific error logging visible to users </text:p>
        </text:list-item>
      </text:list>
      <text:h text:style-name="P35" text:outline-level="3">Investigation Analysis</text:h>
      <text:h text:style-name="P47" text:outline-level="4">Potential Root Causes</text:h>
      <text:list text:style-name="L21">
        <text:list-item>
          <text:p text:style-name="P48"><text:span text:style-name="Strong_20_Emphasis">Race Condition:</text:span> Concurrent VPC creation requests may cause resource conflicts </text:p>
        </text:list-item>
        <text:list-item>
          <text:p text:style-name="P48"><text:span text:style-name="Strong_20_Emphasis">Database Lock Issues:</text:span> Peak hour loads causing database timeouts </text:p>
        </text:list-item>
        <text:list-item>
          <text:p text:style-name="P48"><text:span text:style-name="Strong_20_Emphasis">Resource Allocation:</text:span> Infrastructure capacity issues during high load </text:p>
        </text:list-item>
        <text:list-item>
          <text:p text:style-name="P48"><text:span text:style-name="Strong_20_Emphasis">Network Latency:</text:span> Timeout during VPC provisioning process </text:p>
        </text:list-item>
        <text:list-item>
          <text:p text:style-name="P49"><text:span text:style-name="Strong_20_Emphasis">Validation Logic:</text:span> Backend validation failing after UI validation passes </text:p>
        </text:list-item>
      </text:list>
      <text:h text:style-name="P47" text:outline-level="4">Areas of System Affected</text:h>
      <text:list text:style-name="L22">
        <text:list-item>
          <text:p text:style-name="P50">VPC creation service/API </text:p>
        </text:list-item>
        <text:list-item>
          <text:p text:style-name="P50">Database layer (VPC resource allocation) </text:p>
        </text:list-item>
        <text:list-item>
          <text:p text:style-name="P50">Load balancing and scaling mechanisms </text:p>
        </text:list-item>
        <text:list-item>
          <text:p text:style-name="P50">Error handling and logging systems </text:p>
        </text:list-item>
        <text:list-item>
          <text:p text:style-name="P51">User notification system </text:p>
        </text:list-item>
      </text:list>
      <text:h text:style-name="P47" text:outline-level="4">Verification Testing Suggestions</text:h>
      <text:list text:style-name="L23">
        <text:list-item>
          <text:p text:style-name="P52"><text:span text:style-name="Strong_20_Emphasis">Load Testing:</text:span> Simulate peak hour conditions to reproduce consistently </text:p>
        </text:list-item>
        <text:list-item>
          <text:p text:style-name="P52"><text:span text:style-name="Strong_20_Emphasis">Concurrent Testing:</text:span> Test multiple simultaneous VPC creation requests </text:p>
        </text:list-item>
        <text:list-item>
          <text:p text:style-name="P52"><text:span text:style-name="Strong_20_Emphasis">Database Monitoring:</text:span> Monitor database locks and timeouts during creation </text:p>
        </text:list-item>
        <text:list-item>
          <text:p text:style-name="P52"><text:span text:style-name="Strong_20_Emphasis">Log Analysis:</text:span> Review backend logs for specific error patterns </text:p>
        </text:list-item>
        <text:list-item>
          <text:p text:style-name="P53"><text:span text:style-name="Strong_20_Emphasis">Network Monitoring:</text:span> Check for timeout issues in VPC provisioning </text:p>
        </text:list-item>
      </text:list>
      <text:h text:style-name="P47" text:outline-level="4">Risk Assessment if Left Unfixed</text:h>
      <text:list text:style-name="L24">
        <text:list-item>
          <text:p text:style-name="P54"><text:span text:style-name="Strong_20_Emphasis">User Experience:</text:span> Poor user confidence in platform reliability </text:p>
        </text:list-item>
        <text:list-item>
          <text:p text:style-name="P54"><text:span text:style-name="Strong_20_Emphasis">Business Impact:</text:span> Potential customer churn due to unreliable core feature </text:p>
        </text:list-item>
        <text:list-item>
          <text:p text:style-name="P54"><text:span text:style-name="Strong_20_Emphasis">Support Overhead:</text:span> Increased support tickets and manual intervention </text:p>
        </text:list-item>
        <text:list-item>
          <text:p text:style-name="P54"><text:span text:style-name="Strong_20_Emphasis">Reputation Risk:</text:span> Negative impact on product reliability perception </text:p>
        </text:list-item>
        <text:list-item>
          <text:p text:style-name="P55"><text:span text:style-name="Strong_20_Emphasis">Operational Risk:</text:span> Manual workarounds may be needed in production </text:p>
        </text:list-item>
      </text:list>
      <text:h text:style-name="P47" text:outline-level="4"><text:soft-page-break/></text:h>
      <text:h text:style-name="P47" text:outline-level="4">Recommendations</text:h>
      <text:list text:style-name="L25">
        <text:list-item>
          <text:p text:style-name="P56">Implement detailed error logging and user-friendly error messages </text:p>
        </text:list-item>
        <text:list-item>
          <text:p text:style-name="P56">Add retry mechanism with exponential backoff </text:p>
        </text:list-item>
        <text:list-item>
          <text:p text:style-name="P56">Investigate database performance during peak hours </text:p>
        </text:list-item>
        <text:list-item>
          <text:p text:style-name="P56">Implement proper load testing before production deployment </text:p>
        </text:list-item>
        <text:list-item>
          <text:p text:style-name="P57">Add monitoring and alerting for VPC creation failures </text:p>
        </text:list-item>
      </text:list>
      <text:p text:style-name="P58"/>
      <text:h text:style-name="P34" text:outline-level="2">Bug Report #2: DNS Settings Not Working</text:h>
      <text:h text:style-name="P35" text:outline-level="3">Bug Details</text:h>
      <text:p text:style-name="P36"><text:span text:style-name="Strong_20_Emphasis">Bug ID:</text:span> VPC-002<text:line-break/><text:span text:style-name="Strong_20_Emphasis">Bug Title:</text:span> DNS Resolution Not Functioning Despite Being Enabled During VPC Creation<text:line-break/><text:span text:style-name="Strong_20_Emphasis">Reporter:</text:span> QA Team<text:line-break/><text:span text:style-name="Strong_20_Emphasis">Date:</text:span> July 17, 2025<text:line-break/><text:span text:style-name="Strong_20_Emphasis">Environment:</text:span> Staging environment, us-west-2 region</text:p>
      <text:h text:style-name="P35" text:outline-level="3">Description</text:h>
      <text:p text:style-name="P36">DNS resolution fails for instances within VPC despite DNS resolution being enabled during VPC creation. Domain name queries fail even though VPC creation was successful and DNS settings appear correctly configured.</text:p>
      <text:h text:style-name="P35" text:outline-level="3">Steps to Reproduce</text:h>
      <text:list text:style-name="L26">
        <text:list-item>
          <text:p text:style-name="P59">Navigate to VPC creation form </text:p>
        </text:list-item>
        <text:list-item>
          <text:p text:style-name="P59">Enter VPC name (e.g., "dns-test-vpc") </text:p>
        </text:list-item>
        <text:list-item>
          <text:p text:style-name="P59">Input valid CIDR block (e.g., 10.0.0.0/16) </text:p>
        </text:list-item>
        <text:list-item>
          <text:p text:style-name="P59">Select region: us-west-2 </text:p>
        </text:list-item>
        <text:list-item>
          <text:p text:style-name="P59">Enable "DNS resolution" option </text:p>
        </text:list-item>
        <text:list-item>
          <text:p text:style-name="P59">Click "Create VPC" - VPC creates successfully </text:p>
        </text:list-item>
        <text:list-item>
          <text:p text:style-name="P59">Launch instances within the VPC </text:p>
        </text:list-item>
        <text:list-item>
          <text:p text:style-name="P59">Attempt DNS queries from instances (e.g., nslookup google.com) </text:p>
        </text:list-item>
        <text:list-item>
          <text:p text:style-name="P60">Observe DNS resolution failure </text:p>
        </text:list-item>
      </text:list>
      <text:h text:style-name="P35" text:outline-level="3">Expected Behavior</text:h>
      <text:list text:style-name="L27">
        <text:list-item>
          <text:p text:style-name="P61">DNS resolution should work for instances within VPC when DNS resolution is enabled </text:p>
        </text:list-item>
        <text:list-item>
          <text:p text:style-name="P61">Domain names should resolve to IP addresses </text:p>
        </text:list-item>
        <text:list-item>
          <text:p text:style-name="P61">Both internal and external DNS queries should function </text:p>
        </text:list-item>
        <text:list-item>
          <text:p text:style-name="P62">DNS hostnames should be resolvable if enabled </text:p>
        </text:list-item>
      </text:list>
      <text:h text:style-name="P35" text:outline-level="3"><text:soft-page-break/></text:h>
      <text:h text:style-name="P35" text:outline-level="3">Actual Behavior</text:h>
      <text:list text:style-name="L28">
        <text:list-item>
          <text:p text:style-name="P63">VPC creation succeeds with DNS resolution enabled </text:p>
        </text:list-item>
        <text:list-item>
          <text:p text:style-name="P63">Instances launch successfully within VPC </text:p>
        </text:list-item>
        <text:list-item>
          <text:p text:style-name="P63">DNS queries fail from instances </text:p>
        </text:list-item>
        <text:list-item>
          <text:p text:style-name="P63">Domain names cannot be resolved </text:p>
        </text:list-item>
        <text:list-item>
          <text:p text:style-name="P64">No clear error indication during VPC creation process </text:p>
        </text:list-item>
      </text:list>
      <text:h text:style-name="P35" text:outline-level="3">Environment Details</text:h>
      <text:list text:style-name="L29">
        <text:list-item>
          <text:p text:style-name="P65"><text:span text:style-name="Strong_20_Emphasis">Environment:</text:span> Staging </text:p>
        </text:list-item>
        <text:list-item>
          <text:p text:style-name="P65"><text:span text:style-name="Strong_20_Emphasis">Region:</text:span> us-west-2 </text:p>
        </text:list-item>
        <text:list-item>
          <text:p text:style-name="P65"><text:span text:style-name="Strong_20_Emphasis">VPC Creation:</text:span> Successful </text:p>
        </text:list-item>
        <text:list-item>
          <text:p text:style-name="P65"><text:span text:style-name="Strong_20_Emphasis">Instance Launch:</text:span> Successful </text:p>
        </text:list-item>
        <text:list-item>
          <text:p text:style-name="P65"><text:span text:style-name="Strong_20_Emphasis">DNS Resolution:</text:span> Enabled during creation </text:p>
        </text:list-item>
        <text:list-item>
          <text:p text:style-name="P66"><text:span text:style-name="Strong_20_Emphasis">DNS Hostnames:</text:span> Status unknown </text:p>
        </text:list-item>
      </text:list>
      <text:h text:style-name="P35" text:outline-level="3">Severity Assessment</text:h>
      <text:p text:style-name="P36"><text:span text:style-name="Strong_20_Emphasis">HIGH</text:span> - Critical functionality failure affecting instance connectivity</text:p>
      <text:h text:style-name="P35" text:outline-level="3">Priority Recommendation</text:h>
      <text:p text:style-name="P36"><text:span text:style-name="Strong_20_Emphasis">HIGH</text:span> - Blocks normal instance operations and network functionality</text:p>
      <text:h text:style-name="P35" text:outline-level="3">Additional Evidence</text:h>
      <text:list text:style-name="L30">
        <text:list-item>
          <text:p text:style-name="P67">VPC shows as successfully created </text:p>
        </text:list-item>
        <text:list-item>
          <text:p text:style-name="P67">DNS resolution setting appears enabled in VPC configuration </text:p>
        </text:list-item>
        <text:list-item>
          <text:p text:style-name="P67">All other VPC functionality works normally </text:p>
        </text:list-item>
        <text:list-item>
          <text:p text:style-name="P68">Issue specific to DNS resolution functionality </text:p>
        </text:list-item>
      </text:list>
      <text:h text:style-name="P35" text:outline-level="3">Investigation Analysis</text:h>
      <text:h text:style-name="P47" text:outline-level="4">Potential Root Causes</text:h>
      <text:list text:style-name="L31">
        <text:list-item>
          <text:p text:style-name="P69"><text:span text:style-name="Strong_20_Emphasis">DNS Service Configuration:</text:span> DNS resolver service not properly configured for VPC </text:p>
        </text:list-item>
        <text:list-item>
          <text:p text:style-name="P69"><text:span text:style-name="Strong_20_Emphasis">Route Table Issues:</text:span> Missing routes to DNS servers (169.254.169.253) </text:p>
        </text:list-item>
        <text:list-item>
          <text:p text:style-name="P69"><text:span text:style-name="Strong_20_Emphasis">Security Group Rules:</text:span> Blocking DNS traffic (port 53 UDP/TCP) </text:p>
        </text:list-item>
        <text:list-item>
          <text:p text:style-name="P69"><text:span text:style-name="Strong_20_Emphasis">DHCP Options:</text:span> Incorrect or missing DHCP option sets for DNS servers </text:p>
        </text:list-item>
        <text:list-item>
          <text:p text:style-name="P69"><text:span text:style-name="Strong_20_Emphasis">Backend Service:</text:span> DNS resolution service not properly linked to VPC </text:p>
        </text:list-item>
        <text:list-item>
          <text:p text:style-name="P70"><text:span text:style-name="Strong_20_Emphasis">Regional Issue:</text:span> DNS service malfunction specific to us-west-2 </text:p>
        </text:list-item>
      </text:list>
      <text:h text:style-name="P47" text:outline-level="4"/>
      <text:p text:style-name="P36"/>
      <text:p text:style-name="P36"/>
      <text:h text:style-name="P47" text:outline-level="4"><text:soft-page-break/></text:h>
      <text:h text:style-name="P47" text:outline-level="4">Areas of System Affected</text:h>
      <text:list text:style-name="L32">
        <text:list-item>
          <text:p text:style-name="P71">DNS resolution service </text:p>
        </text:list-item>
        <text:list-item>
          <text:p text:style-name="P71">VPC networking configuration </text:p>
        </text:list-item>
        <text:list-item>
          <text:p text:style-name="P71">DHCP options management </text:p>
        </text:list-item>
        <text:list-item>
          <text:p text:style-name="P71">Route table configuration </text:p>
        </text:list-item>
        <text:list-item>
          <text:p text:style-name="P71">Instance networking stack </text:p>
        </text:list-item>
        <text:list-item>
          <text:p text:style-name="P72">Regional DNS infrastructure </text:p>
        </text:list-item>
      </text:list>
      <text:h text:style-name="P47" text:outline-level="4">Verification Testing Suggestions</text:h>
      <text:list text:style-name="L33">
        <text:list-item>
          <text:p text:style-name="P73"><text:span text:style-name="Strong_20_Emphasis">DNS Server Reachability:</text:span> Test connectivity to 169.254.169.253 from instances </text:p>
        </text:list-item>
        <text:list-item>
          <text:p text:style-name="P73"><text:span text:style-name="Strong_20_Emphasis">DHCP Options Check:</text:span> Verify DHCP option sets assigned to VPC </text:p>
        </text:list-item>
        <text:list-item>
          <text:p text:style-name="P73"><text:span text:style-name="Strong_20_Emphasis">Route Table Analysis:</text:span> Check for DNS resolver routes in VPC route tables </text:p>
        </text:list-item>
        <text:list-item>
          <text:p text:style-name="P73"><text:span text:style-name="Strong_20_Emphasis">Security Group Audit:</text:span> Verify DNS ports (53) are not blocked </text:p>
        </text:list-item>
        <text:list-item>
          <text:p text:style-name="P73"><text:span text:style-name="Strong_20_Emphasis">Regional Testing:</text:span> Test DNS functionality in other regions </text:p>
        </text:list-item>
        <text:list-item>
          <text:p text:style-name="P73"><text:span text:style-name="Strong_20_Emphasis">Instance Network Config:</text:span> Check /etc/resolv.conf on instances </text:p>
        </text:list-item>
        <text:list-item>
          <text:p text:style-name="P74"><text:span text:style-name="Strong_20_Emphasis">VPC Configuration Validation:</text:span> Verify DNS settings are properly applied </text:p>
        </text:list-item>
      </text:list>
      <text:h text:style-name="P47" text:outline-level="4">Risk Assessment if Left Unfixed</text:h>
      <text:list text:style-name="L34">
        <text:list-item>
          <text:p text:style-name="P75"><text:span text:style-name="Strong_20_Emphasis">Operational Impact:</text:span> Instances cannot resolve domain names, breaking applications </text:p>
        </text:list-item>
        <text:list-item>
          <text:p text:style-name="P75"><text:span text:style-name="Strong_20_Emphasis">User Experience:</text:span> Complete DNS functionality failure </text:p>
        </text:list-item>
        <text:list-item>
          <text:p text:style-name="P75"><text:span text:style-name="Strong_20_Emphasis">Business Impact:</text:span> Applications dependent on DNS resolution will fail </text:p>
        </text:list-item>
        <text:list-item>
          <text:p text:style-name="P75"><text:span text:style-name="Strong_20_Emphasis">Support Overhead:</text:span> Users cannot use instances effectively </text:p>
        </text:list-item>
        <text:list-item>
          <text:p text:style-name="P75"><text:span text:style-name="Strong_20_Emphasis">Reputation Risk:</text:span> Core networking feature non-functional </text:p>
        </text:list-item>
        <text:list-item>
          <text:p text:style-name="P76"><text:span text:style-name="Strong_20_Emphasis">Security Risk:</text:span> Potential workarounds may introduce vulnerabilities </text:p>
        </text:list-item>
      </text:list>
      <text:h text:style-name="P47" text:outline-level="4">Recommendations</text:h>
      <text:list text:style-name="L35">
        <text:list-item>
          <text:p text:style-name="P77"><text:span text:style-name="Strong_20_Emphasis">Immediate:</text:span> Verify DNS resolver service status in us-west-2 </text:p>
        </text:list-item>
        <text:list-item>
          <text:p text:style-name="P77"><text:span text:style-name="Strong_20_Emphasis">Configuration Check:</text:span> Audit DHCP options and route table configurations </text:p>
        </text:list-item>
        <text:list-item>
          <text:p text:style-name="P77"><text:span text:style-name="Strong_20_Emphasis">Regional Testing:</text:span> Test DNS functionality across all regions </text:p>
        </text:list-item>
        <text:list-item>
          <text:p text:style-name="P77"><text:span text:style-name="Strong_20_Emphasis">Monitoring:</text:span> Implement DNS resolution monitoring for VPCs </text:p>
        </text:list-item>
        <text:list-item>
          <text:p text:style-name="P77"><text:span text:style-name="Strong_20_Emphasis">Documentation:</text:span> Update troubleshooting guides for DNS issues </text:p>
        </text:list-item>
        <text:list-item>
          <text:p text:style-name="P78"><text:span text:style-name="Strong_20_Emphasis">Validation:</text:span> Add automated tests for DNS functionality post-VPC creation </text:p>
        </text:list-item>
      </text:list>
      <text:h text:style-name="P34" text:outline-level="2"/>
      <text:p text:style-name="P36"/>
      <text:p text:style-name="P36"/>
      <text:h text:style-name="P34" text:outline-level="2"><text:soft-page-break/></text:h>
      <text:h text:style-name="P34" text:outline-level="2">Bug Report #3: CIDR Validation Inconsistency</text:h>
      <text:h text:style-name="P35" text:outline-level="3">Bug Details</text:h>
      <text:p text:style-name="P36"><text:span text:style-name="Strong_20_Emphasis">Bug ID:</text:span> VPC-003<text:line-break/><text:span text:style-name="Strong_20_Emphasis">Bug Title:</text:span> UI Accepts Invalid CIDR Block That Backend Rejects<text:line-break/><text:span text:style-name="Strong_20_Emphasis">Reporter:</text:span> QA Team<text:line-break/><text:span text:style-name="Strong_20_Emphasis">Date:</text:span> July 17, 2025<text:line-break/><text:span text:style-name="Strong_20_Emphasis">Environment:</text:span> Both staging and production</text:p>
      <text:h text:style-name="P35" text:outline-level="3">Description</text:h>
      <text:p text:style-name="P36">System accepts CIDR block 10.0.0.0/15 in UI real-time validation but fails during backend creation process, creating inconsistent validation experience between frontend and backend.</text:p>
      <text:h text:style-name="P35" text:outline-level="3">Steps to Reproduce</text:h>
      <text:list text:style-name="L36">
        <text:list-item>
          <text:p text:style-name="P79">Navigate to VPC creation form </text:p>
        </text:list-item>
        <text:list-item>
          <text:p text:style-name="P79">Enter VPC name (e.g., "cidr-test-vpc") </text:p>
        </text:list-item>
        <text:list-item>
          <text:p text:style-name="P79">Input CIDR block: 10.0.0.0/15 </text:p>
        </text:list-item>
        <text:list-item>
          <text:p text:style-name="P79">Select any region </text:p>
        </text:list-item>
        <text:list-item>
          <text:p text:style-name="P79">Configure DNS settings (any configuration) </text:p>
        </text:list-item>
        <text:list-item>
          <text:p text:style-name="P79">Observe UI validation passes (no error shown) </text:p>
        </text:list-item>
        <text:list-item>
          <text:p text:style-name="P79">Click "Create VPC" </text:p>
        </text:list-item>
        <text:list-item>
          <text:p text:style-name="P80">Observe backend validation failure after form submission </text:p>
        </text:list-item>
      </text:list>
      <text:h text:style-name="P35" text:outline-level="3">Expected Behavior</text:h>
      <text:list text:style-name="L37">
        <text:list-item>
          <text:p text:style-name="P81">UI validation should reject CIDR blocks outside /16 to /28 range </text:p>
        </text:list-item>
        <text:list-item>
          <text:p text:style-name="P81">Backend and frontend validation should be consistent </text:p>
        </text:list-item>
        <text:list-item>
          <text:p text:style-name="P81">User should receive immediate feedback for invalid CIDR </text:p>
        </text:list-item>
        <text:list-item>
          <text:p text:style-name="P82">No form submission should occur with invalid CIDR </text:p>
        </text:list-item>
      </text:list>
      <text:h text:style-name="P35" text:outline-level="3">Actual Behavior</text:h>
      <text:list text:style-name="L38">
        <text:list-item>
          <text:p text:style-name="P83">UI real-time validation accepts 10.0.0.0/15 (invalid per requirements) </text:p>
        </text:list-item>
        <text:list-item>
          <text:p text:style-name="P83">Form submission proceeds successfully </text:p>
        </text:list-item>
        <text:list-item>
          <text:p text:style-name="P83">Backend validation fails after submission </text:p>
        </text:list-item>
        <text:list-item>
          <text:p text:style-name="P83">User experiences delayed error feedback </text:p>
        </text:list-item>
        <text:list-item>
          <text:p text:style-name="P84">Inconsistent validation rules between UI and backend </text:p>
        </text:list-item>
      </text:list>
      <text:h text:style-name="P35" text:outline-level="3">Environment Details</text:h>
      <text:list text:style-name="L39">
        <text:list-item>
          <text:p text:style-name="P85"><text:span text:style-name="Strong_20_Emphasis">Environment:</text:span> Both staging and production </text:p>
        </text:list-item>
        <text:list-item>
          <text:p text:style-name="P85"><text:span text:style-name="Strong_20_Emphasis">CIDR Block:</text:span> 10.0.0.0/15 (invalid - outside /16 to /28 range) </text:p>
        </text:list-item>
        <text:list-item>
          <text:p text:style-name="P85"><text:span text:style-name="Strong_20_Emphasis">Validation Point:</text:span> UI passes, backend fails </text:p>
        </text:list-item>
        <text:list-item>
          <text:p text:style-name="P86"><text:span text:style-name="Strong_20_Emphasis">Error Timing:</text:span> Post-submission </text:p>
        </text:list-item>
      </text:list>
      <text:h text:style-name="P35" text:outline-level="3"><text:soft-page-break/>Severity Assessment</text:h>
      <text:p text:style-name="P36"><text:span text:style-name="Strong_20_Emphasis">MEDIUM</text:span> - Functional issue affecting user experience and validation consistency</text:p>
      <text:h text:style-name="P35" text:outline-level="3">Priority Recommendation</text:h>
      <text:p text:style-name="P36"><text:span text:style-name="Strong_20_Emphasis">MEDIUM</text:span> - Should be fixed to maintain validation consistency and user experience</text:p>
      <text:h text:style-name="P35" text:outline-level="3">Additional Evidence</text:h>
      <text:list text:style-name="L40">
        <text:list-item>
          <text:p text:style-name="P87">Requirements specify /16 to /28 CIDR range </text:p>
        </text:list-item>
        <text:list-item>
          <text:p text:style-name="P87">/15 is larger than /16 minimum, therefore invalid </text:p>
        </text:list-item>
        <text:list-item>
          <text:p text:style-name="P87">Issue occurs in both environments </text:p>
        </text:list-item>
        <text:list-item>
          <text:p text:style-name="P88">Real-time validation logic differs from backend validation </text:p>
        </text:list-item>
      </text:list>
      <text:h text:style-name="P35" text:outline-level="3">Investigation Analysis</text:h>
      <text:h text:style-name="P47" text:outline-level="4">Potential Root Causes</text:h>
      <text:list text:style-name="L41">
        <text:list-item>
          <text:p text:style-name="P89"><text:span text:style-name="Strong_20_Emphasis">Validation Logic Mismatch:</text:span> Frontend and backend use different CIDR validation rules </text:p>
        </text:list-item>
        <text:list-item>
          <text:p text:style-name="P89"><text:span text:style-name="Strong_20_Emphasis">Requirements Interpretation:</text:span> Frontend developer misunderstood CIDR range requirements </text:p>
        </text:list-item>
        <text:list-item>
          <text:p text:style-name="P89"><text:span text:style-name="Strong_20_Emphasis">Code Synchronization:</text:span> Backend validation updated but frontend not synchronized </text:p>
        </text:list-item>
        <text:list-item>
          <text:p text:style-name="P89"><text:span text:style-name="Strong_20_Emphasis">Regular Expression Error:</text:span> Frontend regex pattern incorrectly allows /15 </text:p>
        </text:list-item>
        <text:list-item>
          <text:p text:style-name="P90"><text:span text:style-name="Strong_20_Emphasis">Testing Gap:</text:span> Frontend validation not properly tested against requirements </text:p>
        </text:list-item>
      </text:list>
      <text:h text:style-name="P47" text:outline-level="4">Areas of System Affected</text:h>
      <text:list text:style-name="L42">
        <text:list-item>
          <text:p text:style-name="P91">Frontend CIDR validation component </text:p>
        </text:list-item>
        <text:list-item>
          <text:p text:style-name="P91">Backend CIDR validation service </text:p>
        </text:list-item>
        <text:list-item>
          <text:p text:style-name="P91">Form submission workflow </text:p>
        </text:list-item>
        <text:list-item>
          <text:p text:style-name="P91">User experience and error handling </text:p>
        </text:list-item>
        <text:list-item>
          <text:p text:style-name="P92">Validation consistency across environments </text:p>
        </text:list-item>
      </text:list>
      <text:h text:style-name="P47" text:outline-level="4">Verification Testing Suggestions</text:h>
      <text:list text:style-name="L43">
        <text:list-item>
          <text:p text:style-name="P93"><text:span text:style-name="Strong_20_Emphasis">Boundary Testing:</text:span> Test all CIDR ranges from /8 to /32 in UI </text:p>
        </text:list-item>
        <text:list-item>
          <text:p text:style-name="P93"><text:span text:style-name="Strong_20_Emphasis">Backend Validation Audit:</text:span> Review backend validation rules for CIDR </text:p>
        </text:list-item>
        <text:list-item>
          <text:p text:style-name="P93"><text:span text:style-name="Strong_20_Emphasis">Frontend Code Review:</text:span> Examine real-time validation logic </text:p>
        </text:list-item>
        <text:list-item>
          <text:p text:style-name="P93"><text:span text:style-name="Strong_20_Emphasis">Cross-Environment Testing:</text:span> Verify issue exists in all environments </text:p>
        </text:list-item>
        <text:list-item>
          <text:p text:style-name="P93"><text:span text:style-name="Strong_20_Emphasis">Requirements Validation:</text:span> Confirm CIDR range requirements (/16 to /28) </text:p>
        </text:list-item>
        <text:list-item>
          <text:p text:style-name="P94"><text:span text:style-name="Strong_20_Emphasis">Regex Testing:</text:span> Test CIDR validation regular expressions </text:p>
        </text:list-item>
      </text:list>
      <text:h text:style-name="P47" text:outline-level="4">Risk Assessment if Left Unfixed</text:h>
      <text:list text:style-name="L44">
        <text:list-item>
          <text:p text:style-name="P95"><text:span text:style-name="Strong_20_Emphasis">User Experience:</text:span> Confusing validation behavior frustrates users </text:p>
        </text:list-item>
        <text:list-item>
          <text:p text:style-name="P95"><text:span text:style-name="Strong_20_Emphasis">Time Waste:</text:span> Users spend time on invalid configurations </text:p>
        </text:list-item>
        <text:list-item>
          <text:p text:style-name="P95"><text:span text:style-name="Strong_20_Emphasis">Support Overhead:</text:span> Increased support tickets for validation confusion </text:p>
        </text:list-item>
        <text:list-item>
          <text:p text:style-name="P95"><text:span text:style-name="Strong_20_Emphasis">Trust Issues:</text:span> Inconsistent validation reduces user confidence </text:p>
        </text:list-item>
        <text:list-item>
          <text:p text:style-name="P96"><text:span text:style-name="Strong_20_Emphasis">Development Risk:</text:span> Other validation inconsistencies may exist </text:p>
        </text:list-item>
      </text:list>
      <text:h text:style-name="P47" text:outline-level="4"><text:soft-page-break/>Recommendations</text:h>
      <text:list text:style-name="L45">
        <text:list-item>
          <text:p text:style-name="P97"><text:span text:style-name="Strong_20_Emphasis">Immediate:</text:span> Align frontend validation with backend requirements </text:p>
        </text:list-item>
        <text:list-item>
          <text:p text:style-name="P97"><text:span text:style-name="Strong_20_Emphasis">Code Review:</text:span> Audit all validation logic for consistency </text:p>
        </text:list-item>
        <text:list-item>
          <text:p text:style-name="P97"><text:span text:style-name="Strong_20_Emphasis">Testing:</text:span> Add comprehensive validation tests for boundary conditions </text:p>
        </text:list-item>
        <text:list-item>
          <text:p text:style-name="P97"><text:span text:style-name="Strong_20_Emphasis">Documentation:</text:span> Update validation requirements documentation </text:p>
        </text:list-item>
        <text:list-item>
          <text:p text:style-name="P97"><text:span text:style-name="Strong_20_Emphasis">Quality Process:</text:span> Implement validation consistency checks in CI/CD </text:p>
        </text:list-item>
        <text:list-item>
          <text:p text:style-name="P98"><text:span text:style-name="Strong_20_Emphasis">User Feedback:</text:span> Improve error messages for validation failures </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P100" text:outline-level="1"><text:soft-page-break/>End-to-End Testing Strategy: Multi-Tier Application Deployment</text:h>
      <text:h text:style-name="P101" text:outline-level="2">Test Strategy Document</text:h>
      <text:h text:style-name="P102" text:outline-level="3">Testing Approach Overview</text:h>
      <text:p text:style-name="P103">This document outlines the testing strategy for validating a 3-tier web application deployment using VPC infrastructure.</text:p>
      <text:p text:style-name="P103"><text:span text:style-name="Strong_20_Emphasis">Testing Methodology</text:span>: Bottom-up testing approach where infrastructure components are validated individually before testing integrated functionality (infrastructure → network → application), ensuring each layer functions correctly before building upon it.</text:p>
      <text:h text:style-name="P102" text:outline-level="3">Test Objectives and Scope</text:h>
      <text:h text:style-name="P104" text:outline-level="4">Primary Objectives</text:h>
      <text:list text:style-name="L46">
        <text:list-item>
          <text:p text:style-name="P105"><text:span text:style-name="Strong_20_Emphasis">Infrastructure Validation</text:span>: Verify all VPC components are correctly provisioned and configured </text:p>
        </text:list-item>
        <text:list-item>
          <text:p text:style-name="P105"><text:span text:style-name="Strong_20_Emphasis">Network Connectivity</text:span>: Ensure proper traffic flow between all tiers with intended restrictions </text:p>
        </text:list-item>
        <text:list-item>
          <text:p text:style-name="P105"><text:span text:style-name="Strong_20_Emphasis">Security Compliance</text:span>: Validate network isolation and security group effectiveness </text:p>
        </text:list-item>
        <text:list-item>
          <text:p text:style-name="P105"><text:span text:style-name="Strong_20_Emphasis">Performance Baseline</text:span>: Establish performance metrics for the deployed architecture </text:p>
        </text:list-item>
        <text:list-item>
          <text:p text:style-name="P106"><text:span text:style-name="Strong_20_Emphasis">Integration Verification</text:span>: Confirm seamless interaction between all application components </text:p>
        </text:list-item>
      </text:list>
      <text:h text:style-name="P104" text:outline-level="4">Scope</text:h>
      <text:list text:style-name="L47">
        <text:list-item>
          <text:p text:style-name="P107">VPC creation and configuration (10.0.0.0/16 in us-east-1) </text:p>
        </text:list-item>
        <text:list-item>
          <text:p text:style-name="P107">Subnet deployment and routing (public, private, database tiers) </text:p>
        </text:list-item>
        <text:list-item>
          <text:p text:style-name="P107">Gateway configuration (Internet Gateway, NAT Gateway) </text:p>
        </text:list-item>
        <text:list-item>
          <text:p text:style-name="P107">Security group implementation and rule validation </text:p>
        </text:list-item>
        <text:list-item>
          <text:p text:style-name="P107">Application Load Balancer deployment and configuration </text:p>
        </text:list-item>
        <text:list-item>
          <text:p text:style-name="P107">EC2 instance deployment in private subnet </text:p>
        </text:list-item>
        <text:list-item>
          <text:p text:style-name="P107">RDS MySQL database setup in database subnet </text:p>
        </text:list-item>
        <text:list-item>
          <text:p text:style-name="P108">End-to-end application functionality testing </text:p>
        </text:list-item>
      </text:list>
      <text:h text:style-name="P102" text:outline-level="3">Key Testing Scenarios</text:h>
      <text:h text:style-name="P104" text:outline-level="4">Infrastructure Provisioning Tests</text:h>
      <text:list text:style-name="L48">
        <text:list-item>
          <text:p text:style-name="P109"><text:span text:style-name="Strong_20_Emphasis">VPC Creation</text:span>: Validate VPC with correct CIDR block and region </text:p>
        </text:list-item>
        <text:list-item>
          <text:p text:style-name="P109"><text:span text:style-name="Strong_20_Emphasis">Subnet Configuration</text:span>: Verify three subnets with proper CIDR allocation </text:p>
        </text:list-item>
        <text:list-item>
          <text:p text:style-name="P109"><text:span text:style-name="Strong_20_Emphasis">Gateway Deployment</text:span>: Confirm IGW and NAT Gateway functionality </text:p>
        </text:list-item>
        <text:list-item>
          <text:p text:style-name="P110"><text:span text:style-name="Strong_20_Emphasis">Route Table Setup</text:span>: Validate routing rules for each subnet type </text:p>
        </text:list-item>
      </text:list>
      <text:p text:style-name="P103"/>
      <text:h text:style-name="P104" text:outline-level="4"><text:soft-page-break/>Network Connectivity Tests</text:h>
      <text:list text:style-name="L49">
        <text:list-item>
          <text:p text:style-name="P111"><text:span text:style-name="Strong_20_Emphasis">Public Tier Access</text:span>: Internet → ALB → Application servers </text:p>
        </text:list-item>
        <text:list-item>
          <text:p text:style-name="P111"><text:span text:style-name="Strong_20_Emphasis">Private Tier Communication</text:span>: ALB → Application servers → Database </text:p>
        </text:list-item>
        <text:list-item>
          <text:p text:style-name="P111"><text:span text:style-name="Strong_20_Emphasis">Outbound Access</text:span>: Application servers → Internet via NAT Gateway </text:p>
        </text:list-item>
        <text:list-item>
          <text:p text:style-name="P112"><text:span text:style-name="Strong_20_Emphasis">Internal Communication</text:span>: Application servers ↔ Database servers </text:p>
        </text:list-item>
      </text:list>
      <text:h text:style-name="P104" text:outline-level="4">Security Isolation Tests</text:h>
      <text:list text:style-name="L50">
        <text:list-item>
          <text:p text:style-name="P113"><text:span text:style-name="Strong_20_Emphasis">Tier Separation</text:span>: Verify no direct access between inappropriate tiers </text:p>
        </text:list-item>
        <text:list-item>
          <text:p text:style-name="P113"><text:span text:style-name="Strong_20_Emphasis">Security Group Rules</text:span>: Validate port restrictions and source limitations </text:p>
        </text:list-item>
        <text:list-item>
          <text:p text:style-name="P113"><text:span text:style-name="Strong_20_Emphasis">Database Isolation</text:span>: Confirm database accessible only from application tier </text:p>
        </text:list-item>
        <text:list-item>
          <text:p text:style-name="P114"><text:span text:style-name="Strong_20_Emphasis">Public Access Restrictions</text:span>: Ensure private resources remain private </text:p>
        </text:list-item>
      </text:list>
      <text:h text:style-name="P104" text:outline-level="4">Performance and Load Tests</text:h>
      <text:list text:style-name="L51">
        <text:list-item>
          <text:p text:style-name="P115"><text:span text:style-name="Strong_20_Emphasis">Connection Limits</text:span>: Test maximum concurrent connections </text:p>
        </text:list-item>
        <text:list-item>
          <text:p text:style-name="P115"><text:span text:style-name="Strong_20_Emphasis">Response Times</text:span>: Baseline latency between tiers </text:p>
        </text:list-item>
        <text:list-item>
          <text:p text:style-name="P115"><text:span text:style-name="Strong_20_Emphasis">Throughput Testing</text:span>: Database and application performance under load </text:p>
        </text:list-item>
        <text:list-item>
          <text:p text:style-name="P116"><text:span text:style-name="Strong_20_Emphasis">Auto-scaling Behavior</text:span>: If configured, test scaling triggers </text:p>
        </text:list-item>
      </text:list>
      <text:h text:style-name="P104" text:outline-level="4">Integration Validation Tests</text:h>
      <text:list text:style-name="L52">
        <text:list-item>
          <text:p text:style-name="P117"><text:span text:style-name="Strong_20_Emphasis">Application Deployment</text:span>: Full application stack functionality </text:p>
        </text:list-item>
        <text:list-item>
          <text:p text:style-name="P117"><text:span text:style-name="Strong_20_Emphasis">Database Connectivity</text:span>: Application → Database communication </text:p>
        </text:list-item>
        <text:list-item>
          <text:p text:style-name="P117"><text:span text:style-name="Strong_20_Emphasis">Load Balancer Health Checks</text:span>: ALB health check validation </text:p>
        </text:list-item>
        <text:list-item>
          <text:p text:style-name="P118"><text:span text:style-name="Strong_20_Emphasis">Session Management</text:span>: User session persistence across instances </text:p>
        </text:list-item>
      </text:list>
      <text:h text:style-name="P102" text:outline-level="3">Risk Assessment</text:h>
      <text:h text:style-name="P104" text:outline-level="4">High Risk Areas</text:h>
      <text:list text:style-name="L53">
        <text:list-item>
          <text:p text:style-name="P119">Security Group Misconfiguration </text:p>
        </text:list-item>
        <text:list-item>
          <text:p text:style-name="P119">Network Routing Issues </text:p>
        </text:list-item>
        <text:list-item>
          <text:p text:style-name="P119">Database Connectivity Failure </text:p>
        </text:list-item>
        <text:list-item>
          <text:p text:style-name="P120">Load Balancer Misconfiguration </text:p>
        </text:list-item>
      </text:list>
      <text:h text:style-name="P104" text:outline-level="4">Medium Risk Areas</text:h>
      <text:list text:style-name="L54">
        <text:list-item>
          <text:p text:style-name="P121">NAT Gateway failure affecting outbound connectivity </text:p>
        </text:list-item>
        <text:list-item>
          <text:p text:style-name="P121">Subnet CIDR conflicts during expansion </text:p>
        </text:list-item>
        <text:list-item>
          <text:p text:style-name="P121">Performance degradation under load </text:p>
        </text:list-item>
        <text:list-item>
          <text:p text:style-name="P122">SSL/TLS certificate issues </text:p>
        </text:list-item>
      </text:list>
      <text:h text:style-name="P104" text:outline-level="4">Low Risk Areas</text:h>
      <text:list text:style-name="L55">
        <text:list-item>
          <text:p text:style-name="P123">VPC creation failure (well-tested AWS service) </text:p>
        </text:list-item>
        <text:list-item>
          <text:p text:style-name="P123">Basic EC2 instance provisioning </text:p>
        </text:list-item>
        <text:list-item>
          <text:p text:style-name="P124">RDS database creation </text:p>
        </text:list-item>
      </text:list>
      <text:h text:style-name="P102" text:outline-level="3"><text:soft-page-break/>Success Criteria</text:h>
      <text:h text:style-name="P104" text:outline-level="4">Functional Success Criteria</text:h>
      <text:list text:style-name="L56">
        <text:list-item>
          <text:p text:style-name="P125"><text:span text:style-name="Strong_20_Emphasis">Complete Infrastructure Deployment</text:span>: All components provisioned without errors </text:p>
        </text:list-item>
        <text:list-item>
          <text:p text:style-name="P125"><text:span text:style-name="Strong_20_Emphasis">Network Connectivity</text:span>: 100% successful connectivity tests between appropriate tiers </text:p>
        </text:list-item>
        <text:list-item>
          <text:p text:style-name="P125"><text:span text:style-name="Strong_20_Emphasis">Security Validation</text:span>: Zero unauthorized access attempts succeed </text:p>
        </text:list-item>
        <text:list-item>
          <text:p text:style-name="P125"><text:span text:style-name="Strong_20_Emphasis">Application Functionality</text:span>: Full user workflow completion rate ≥ 99% </text:p>
        </text:list-item>
        <text:list-item>
          <text:p text:style-name="P126"><text:span text:style-name="Strong_20_Emphasis">Database Operations</text:span>: All CRUD operations execute successfully </text:p>
        </text:list-item>
      </text:list>
      <text:h text:style-name="P104" text:outline-level="4">Performance Success Criteria</text:h>
      <text:list text:style-name="L57">
        <text:list-item>
          <text:p text:style-name="P127"><text:span text:style-name="Strong_20_Emphasis">Response Time</text:span>: ALB → Application server latency &lt; 100ms </text:p>
        </text:list-item>
        <text:list-item>
          <text:p text:style-name="P127"><text:span text:style-name="Strong_20_Emphasis">Database Queries</text:span>: Application → Database response &lt; 200ms </text:p>
        </text:list-item>
        <text:list-item>
          <text:p text:style-name="P127"><text:span text:style-name="Strong_20_Emphasis">Throughput</text:span>: System handles 1000 concurrent users without degradation </text:p>
        </text:list-item>
        <text:list-item>
          <text:p text:style-name="P128"><text:span text:style-name="Strong_20_Emphasis">Availability</text:span>: 99.9% uptime during testing period </text:p>
        </text:list-item>
      </text:list>
      <text:h text:style-name="P104" text:outline-level="4">Security Success Criteria</text:h>
      <text:list text:style-name="L58">
        <text:list-item>
          <text:p text:style-name="P129"><text:span text:style-name="Strong_20_Emphasis">Access Control</text:span>: No successful unauthorized tier access </text:p>
        </text:list-item>
        <text:list-item>
          <text:p text:style-name="P129"><text:span text:style-name="Strong_20_Emphasis">Data Protection</text:span>: Database accessible only from application tier </text:p>
        </text:list-item>
        <text:list-item>
          <text:p text:style-name="P129"><text:span text:style-name="Strong_20_Emphasis">Traffic Encryption</text:span>: All inter-tier communication properly encrypted </text:p>
        </text:list-item>
        <text:list-item>
          <text:p text:style-name="P130"><text:span text:style-name="Strong_20_Emphasis">Compliance</text:span>: Security groups follow principle of least privilege </text:p>
        </text:list-item>
      </text:list>
      <text:h text:style-name="P104" text:outline-level="4">Integration Success Criteria</text:h>
      <text:list text:style-name="L59">
        <text:list-item>
          <text:p text:style-name="P131"><text:span text:style-name="Strong_20_Emphasis">End-to-End Workflow</text:span>: Complete user journey from web request to database response </text:p>
        </text:list-item>
        <text:list-item>
          <text:p text:style-name="P131"><text:span text:style-name="Strong_20_Emphasis">Load Distribution</text:span>: Traffic evenly distributed across application instances </text:p>
        </text:list-item>
        <text:list-item>
          <text:p text:style-name="P131"><text:span text:style-name="Strong_20_Emphasis">Health Monitoring</text:span>: All health checks return positive status </text:p>
        </text:list-item>
        <text:list-item>
          <text:p text:style-name="P132"><text:span text:style-name="Strong_20_Emphasis">Error Handling</text:span>: Graceful degradation when components are unavailable </text:p>
        </text:list-item>
      </text:list>
      <text:p text:style-name="P133"/>
      <text:h text:style-name="P101" text:outline-level="2">Detailed Test Plan: 3-Tier Application Deployment</text:h>
      <text:h text:style-name="P102" text:outline-level="3">Test Execution Overview</text:h>
      <text:p text:style-name="P103"><text:span text:style-name="Strong_20_Emphasis">Objective:</text:span> Validate end-to-end deployment of a 3-tier web application with proper network isolation and security controls<text:line-break/><text:span text:style-name="Strong_20_Emphasis">Environment:</text:span> us-east-1 region<text:line-break/><text:span text:style-name="Strong_20_Emphasis">Duration:</text:span> Estimated 4-6 hours<text:line-break/><text:span text:style-name="Strong_20_Emphasis">Prerequisites:</text:span> Terraform installed, AWS CLI configured, appropriate IAM permissions, test application artifacts</text:p>
      <text:h text:style-name="P102" text:outline-level="3">Phase 1: VPC Foundation Setup</text:h>
      <text:h text:style-name="P104" text:outline-level="4">Test Step 1.1: Create VPC Infrastructure</text:h>
      <text:p text:style-name="P103"><text:span text:style-name="Strong_20_Emphasis">Action:</text:span></text:p>
      <text:list text:style-name="L60">
        <text:list-item>
          <text:p text:style-name="P134">Initialize Terraform workspace: </text:p>
          <text:p text:style-name="P135"><text:span text:style-name="Source_20_Text">mkdir e2e-vpc-test &amp;&amp; cd e2e-vpc-testterraform init</text:span></text:p>
        </text:list-item>
        <text:list-item>
          <text:p text:style-name="P134"><text:soft-page-break/>Create <text:span text:style-name="Source_20_Text">provider.tf</text:span>: </text:p>
        </text:list-item>
      </text:list>
      <text:p text:style-name="P136"><text:span text:style-name="Source_20_Text">provider "aws" {</text:span></text:p>
      <text:p text:style-name="P136"><text:span text:style-name="Source_20_Text"><text:s text:c="2"/>region = "us-east-1"</text:span></text:p>
      <text:p text:style-name="P137"><text:span text:style-name="Source_20_Text">}</text:span></text:p>
      <text:list text:style-name="L61">
        <text:list-item>
          <text:p text:style-name="P138">Create <text:span text:style-name="Source_20_Text">vpc.tf</text:span>: </text:p>
        </text:list-item>
      </text:list>
      <text:p text:style-name="P136"><text:span text:style-name="Source_20_Text">resource "aws_vpc" "main" {</text:span></text:p>
      <text:p text:style-name="P136"><text:span text:style-name="Source_20_Text"><text:s text:c="2"/>cidr_block <text:s text:c="10"/>= "10.0.0.0/16"</text:span></text:p>
      <text:p text:style-name="P136"><text:span text:style-name="Source_20_Text"><text:s text:c="2"/>enable_dns_hostnames = true</text:span></text:p>
      <text:p text:style-name="P136"><text:span text:style-name="Source_20_Text"><text:s text:c="2"/>enable_dns_support <text:s text:c="2"/>= true</text:span></text:p>
      <text:p text:style-name="P136"><text:span text:style-name="Source_20_Text"><text:s text:c="2"/></text:span></text:p>
      <text:p text:style-name="P136"><text:span text:style-name="Source_20_Text"><text:s text:c="2"/>tags = {</text:span></text:p>
      <text:p text:style-name="P136"><text:span text:style-name="Source_20_Text"><text:s text:c="4"/>Name = "e2e-test-vpc"</text:span></text:p>
      <text:p text:style-name="P136"><text:span text:style-name="Source_20_Text"><text:s text:c="2"/>}</text:span></text:p>
      <text:p text:style-name="P136"><text:span text:style-name="Source_20_Text">}</text:span></text:p>
      <text:p text:style-name="P136"/>
      <text:p text:style-name="P136"><text:span text:style-name="Source_20_Text">data "aws_availability_zones" "available" {</text:span></text:p>
      <text:p text:style-name="P136"><text:span text:style-name="Source_20_Text"><text:s text:c="2"/>state = "available"</text:span></text:p>
      <text:p text:style-name="P137"><text:span text:style-name="Source_20_Text">}</text:span></text:p>
      <text:list text:style-name="L62">
        <text:list-item>
          <text:p text:style-name="P139">Execute: </text:p>
          <text:p text:style-name="P140"><text:span text:style-name="Source_20_Text">terraform planterraform apply -auto-approve</text:span></text:p>
        </text:list-item>
      </text:list>
      <text:p text:style-name="P103"><text:span text:style-name="Strong_20_Emphasis">Validation Checkpoints:</text:span></text:p>
      <text:list text:style-name="L63">
        <text:list-item>
          <text:p text:style-name="P141"><text:span text:style-name="Source_20_Text">terraform plan</text:span> shows 1 resource to add </text:p>
        </text:list-item>
        <text:list-item>
          <text:p text:style-name="P141">VPC creation completes within 30 seconds </text:p>
        </text:list-item>
        <text:list-item>
          <text:p text:style-name="P142">VPC ID available: <text:span text:style-name="Source_20_Text">terraform output vpc_id</text:span> </text:p>
        </text:list-item>
      </text:list>
      <text:p text:style-name="P103"><text:span text:style-name="Strong_20_Emphasis">Expected Results:</text:span></text:p>
      <text:list text:style-name="L64">
        <text:list-item>
          <text:p text:style-name="P143">VPC created with CIDR 10.0.0.0/16 </text:p>
        </text:list-item>
        <text:list-item>
          <text:p text:style-name="P144">DNS settings enabled </text:p>
        </text:list-item>
      </text:list>
      <text:p text:style-name="P103"><text:span text:style-name="Strong_20_Emphasis">Rollback Procedure:</text:span></text:p>
      <text:p text:style-name="P137"><text:span text:style-name="Source_20_Text">terraform destroy -auto-approve</text:span></text:p>
      <text:h text:style-name="P102" text:outline-level="3"/>
      <text:p text:style-name="P103"/>
      <text:p text:style-name="P103"/>
      <text:p text:style-name="P103"/>
      <text:p text:style-name="P103"/>
      <text:p text:style-name="P103"/>
      <text:p text:style-name="P103"/>
      <text:h text:style-name="P102" text:outline-level="3"><text:soft-page-break/>Phase 2: Subnet Configuration</text:h>
      <text:h text:style-name="P104" text:outline-level="4">Test Step 2.1: Add Subnet Resources</text:h>
      <text:p text:style-name="P103"><text:span text:style-name="Strong_20_Emphasis">Action:</text:span></text:p>
      <text:list text:style-name="L65">
        <text:list-item>
          <text:p text:style-name="P145">Create <text:span text:style-name="Source_20_Text">subnets.tf</text:span>: </text:p>
        </text:list-item>
      </text:list>
      <text:p text:style-name="P136"><text:span text:style-name="Source_20_Text">resource "aws_subnet" "public" {</text:span></text:p>
      <text:p text:style-name="P136"><text:span text:style-name="Source_20_Text"><text:s text:c="2"/>vpc_id <text:s text:c="17"/>= aws_vpc.main.id</text:span></text:p>
      <text:p text:style-name="P136"><text:span text:style-name="Source_20_Text"><text:s text:c="2"/>cidr_block <text:s text:c="13"/>= "10.0.1.0/24"</text:span></text:p>
      <text:p text:style-name="P136"><text:span text:style-name="Source_20_Text"><text:s text:c="2"/>availability_zone <text:s text:c="6"/>= data.aws_availability_zones.available.names[0]</text:span></text:p>
      <text:p text:style-name="P136"><text:span text:style-name="Source_20_Text"><text:s text:c="2"/>map_public_ip_on_launch = true</text:span></text:p>
      <text:p text:style-name="P136"><text:span text:style-name="Source_20_Text"><text:s text:c="2"/></text:span></text:p>
      <text:p text:style-name="P136"><text:span text:style-name="Source_20_Text"><text:s text:c="2"/>tags = { Name = "public-subnet" }</text:span></text:p>
      <text:p text:style-name="P136"><text:span text:style-name="Source_20_Text">}</text:span></text:p>
      <text:p text:style-name="P136"/>
      <text:p text:style-name="P136"><text:span text:style-name="Source_20_Text">resource "aws_subnet" "private" {</text:span></text:p>
      <text:p text:style-name="P136"><text:span text:style-name="Source_20_Text"><text:s text:c="2"/>vpc_id <text:s text:c="11"/>= aws_vpc.main.id</text:span></text:p>
      <text:p text:style-name="P136"><text:span text:style-name="Source_20_Text"><text:s text:c="2"/>cidr_block <text:s text:c="7"/>= "10.0.2.0/24"</text:span></text:p>
      <text:p text:style-name="P136"><text:span text:style-name="Source_20_Text"><text:s text:c="2"/>availability_zone = data.aws_availability_zones.available.names[1]</text:span></text:p>
      <text:p text:style-name="P136"><text:span text:style-name="Source_20_Text"><text:s text:c="2"/></text:span></text:p>
      <text:p text:style-name="P136"><text:span text:style-name="Source_20_Text"><text:s text:c="2"/>tags = { Name = "private-subnet" }</text:span></text:p>
      <text:p text:style-name="P136"><text:span text:style-name="Source_20_Text">}</text:span></text:p>
      <text:p text:style-name="P136"/>
      <text:p text:style-name="P136"><text:span text:style-name="Source_20_Text">resource "aws_subnet" "database" {</text:span></text:p>
      <text:p text:style-name="P136"><text:span text:style-name="Source_20_Text"><text:s text:c="2"/>vpc_id <text:s text:c="11"/>= aws_vpc.main.id</text:span></text:p>
      <text:p text:style-name="P136"><text:span text:style-name="Source_20_Text"><text:s text:c="2"/>cidr_block <text:s text:c="7"/>= "10.0.3.0/24"</text:span></text:p>
      <text:p text:style-name="P136"><text:span text:style-name="Source_20_Text"><text:s text:c="2"/>availability_zone = data.aws_availability_zones.available.names[2]</text:span></text:p>
      <text:p text:style-name="P136"><text:span text:style-name="Source_20_Text"><text:s text:c="2"/></text:span></text:p>
      <text:p text:style-name="P136"><text:span text:style-name="Source_20_Text"><text:s text:c="2"/>tags = { Name = "database-subnet" }</text:span></text:p>
      <text:p text:style-name="P137"><text:span text:style-name="Source_20_Text">}</text:span></text:p>
      <text:p text:style-name="P103"><text:span text:style-name="Strong_20_Emphasis">Validation Checkpoints:</text:span></text:p>
      <text:list text:style-name="L66">
        <text:list-item>
          <text:p text:style-name="P146">3 subnets created in different AZs </text:p>
        </text:list-item>
        <text:list-item>
          <text:p text:style-name="P147">Public subnet auto-assigns public IPs </text:p>
        </text:list-item>
      </text:list>
      <text:h text:style-name="P102" text:outline-level="3">Phase 3: Internet Connectivity Setup</text:h>
      <text:h text:style-name="P104" text:outline-level="4">Test Step 3.1: Add Gateways</text:h>
      <text:p text:style-name="P103"><text:span text:style-name="Strong_20_Emphasis">Action:</text:span></text:p>
      <text:list text:style-name="L67">
        <text:list-item>
          <text:p text:style-name="P148">Create <text:span text:style-name="Source_20_Text">gateways.tf</text:span>: </text:p>
        </text:list-item>
      </text:list>
      <text:p text:style-name="P136"><text:span text:style-name="Source_20_Text">resource "aws_internet_gateway" "main" {</text:span></text:p>
      <text:p text:style-name="P136"><text:span text:style-name="Source_20_Text"><text:s text:c="2"/>vpc_id = aws_vpc.main.id</text:span></text:p>
      <text:p text:style-name="P136"><text:span text:style-name="Source_20_Text"><text:s text:c="2"/>tags = { Name = "e2e-test-igw" }</text:span></text:p>
      <text:p text:style-name="P136"><text:span text:style-name="Source_20_Text">}</text:span></text:p>
      <text:p text:style-name="P136"/>
      <text:p text:style-name="P136"><text:span text:style-name="Source_20_Text">resource "aws_eip" "nat" {</text:span></text:p>
      <text:p text:style-name="P136"><text:span text:style-name="Source_20_Text"><text:s text:c="2"/>domain <text:s text:c="4"/>= "vpc"</text:span></text:p>
      <text:p text:style-name="P136"><text:span text:style-name="Source_20_Text"><text:s text:c="2"/>depends_on = [aws_internet_gateway.main]</text:span></text:p>
      <text:p text:style-name="P136"><text:span text:style-name="Source_20_Text"><text:s text:c="2"/>tags = { Name = "e2e-nat-eip" }</text:span></text:p>
      <text:p text:style-name="P136"><text:span text:style-name="Source_20_Text">}</text:span></text:p>
      <text:p text:style-name="P136"/>
      <text:p text:style-name="P136"><text:span text:style-name="Source_20_Text">resource "aws_nat_gateway" "main" {</text:span></text:p>
      <text:p text:style-name="P136"><text:span text:style-name="Source_20_Text"><text:s text:c="2"/>allocation_id = aws_eip.nat.id</text:span></text:p>
      <text:p text:style-name="P136"><text:span text:style-name="Source_20_Text"><text:s text:c="2"/>subnet_id <text:s text:c="4"/>= aws_subnet.public.id</text:span></text:p>
      <text:p text:style-name="P136"><text:span text:style-name="Source_20_Text"><text:s text:c="2"/>depends_on <text:s text:c="3"/>= [aws_internet_gateway.main]</text:span></text:p>
      <text:p text:style-name="P136"><text:span text:style-name="Source_20_Text"><text:s text:c="2"/>tags = { Name = "e2e-test-nat" }</text:span></text:p>
      <text:p text:style-name="P137"><text:soft-page-break/><text:span text:style-name="Source_20_Text">}</text:span></text:p>
      <text:p text:style-name="P103"><text:span text:style-name="Strong_20_Emphasis">Validation Checkpoints:</text:span></text:p>
      <text:list text:style-name="L68">
        <text:list-item>
          <text:p text:style-name="P149">IGW attached to VPC </text:p>
        </text:list-item>
        <text:list-item>
          <text:p text:style-name="P150">NAT Gateway available (3-5 min) </text:p>
        </text:list-item>
      </text:list>
      <text:h text:style-name="P102" text:outline-level="3">Phase 4: Route Table Configuration</text:h>
      <text:h text:style-name="P104" text:outline-level="4">Test Step 4.1: Add Route Tables</text:h>
      <text:p text:style-name="P103"><text:span text:style-name="Strong_20_Emphasis">Action:</text:span></text:p>
      <text:list text:style-name="L69">
        <text:list-item>
          <text:p text:style-name="P151">Create <text:span text:style-name="Source_20_Text">routing.tf</text:span>: </text:p>
        </text:list-item>
      </text:list>
      <text:p text:style-name="P136"><text:span text:style-name="Source_20_Text">resource "aws_route_table" "public" {</text:span></text:p>
      <text:p text:style-name="P136"><text:span text:style-name="Source_20_Text"><text:s text:c="2"/>vpc_id = aws_vpc.main.id</text:span></text:p>
      <text:p text:style-name="P136"><text:span text:style-name="Source_20_Text"><text:s text:c="2"/>route {</text:span></text:p>
      <text:p text:style-name="P136"><text:span text:style-name="Source_20_Text"><text:s text:c="4"/>cidr_block = "0.0.0.0/0"</text:span></text:p>
      <text:p text:style-name="P136"><text:span text:style-name="Source_20_Text"><text:s text:c="4"/>gateway_id = aws_internet_gateway.main.id</text:span></text:p>
      <text:p text:style-name="P136"><text:span text:style-name="Source_20_Text"><text:s text:c="2"/>}</text:span></text:p>
      <text:p text:style-name="P136"><text:span text:style-name="Source_20_Text"><text:s text:c="2"/>tags = { Name = "public-rt" }</text:span></text:p>
      <text:p text:style-name="P136"><text:span text:style-name="Source_20_Text">}</text:span></text:p>
      <text:p text:style-name="P136"/>
      <text:p text:style-name="P136"><text:span text:style-name="Source_20_Text">resource "aws_route_table" "private" {</text:span></text:p>
      <text:p text:style-name="P136"><text:span text:style-name="Source_20_Text"><text:s text:c="2"/>vpc_id = aws_vpc.main.id</text:span></text:p>
      <text:p text:style-name="P136"><text:span text:style-name="Source_20_Text"><text:s text:c="2"/>route {</text:span></text:p>
      <text:p text:style-name="P136"><text:span text:style-name="Source_20_Text"><text:s text:c="4"/>cidr_block <text:s text:c="4"/>= "0.0.0.0/0"</text:span></text:p>
      <text:p text:style-name="P136"><text:span text:style-name="Source_20_Text"><text:s text:c="4"/>nat_gateway_id = aws_nat_gateway.main.id</text:span></text:p>
      <text:p text:style-name="P136"><text:span text:style-name="Source_20_Text"><text:s text:c="2"/>}</text:span></text:p>
      <text:p text:style-name="P136"><text:span text:style-name="Source_20_Text"><text:s text:c="2"/>tags = { Name = "private-rt" }</text:span></text:p>
      <text:p text:style-name="P136"><text:span text:style-name="Source_20_Text">}</text:span></text:p>
      <text:p text:style-name="P136"/>
      <text:p text:style-name="P136"><text:span text:style-name="Source_20_Text">resource "aws_route_table" "database" {</text:span></text:p>
      <text:p text:style-name="P136"><text:span text:style-name="Source_20_Text"><text:s text:c="2"/>vpc_id = aws_vpc.main.id</text:span></text:p>
      <text:p text:style-name="P136"><text:span text:style-name="Source_20_Text"><text:s text:c="2"/>tags = { Name = "database-rt" }</text:span></text:p>
      <text:p text:style-name="P136"><text:span text:style-name="Source_20_Text">}</text:span></text:p>
      <text:p text:style-name="P136"/>
      <text:p text:style-name="P136"><text:span text:style-name="Source_20_Text">resource "aws_route_table_association" "public" {</text:span></text:p>
      <text:p text:style-name="P136"><text:span text:style-name="Source_20_Text"><text:s text:c="2"/>subnet_id <text:s text:c="5"/>= aws_subnet.public.id</text:span></text:p>
      <text:p text:style-name="P136"><text:span text:style-name="Source_20_Text"><text:s text:c="2"/>route_table_id = aws_route_table.public.id</text:span></text:p>
      <text:p text:style-name="P136"><text:span text:style-name="Source_20_Text">}</text:span></text:p>
      <text:p text:style-name="P136"/>
      <text:p text:style-name="P136"><text:span text:style-name="Source_20_Text">resource "aws_route_table_association" "private" {</text:span></text:p>
      <text:p text:style-name="P136"><text:span text:style-name="Source_20_Text"><text:s text:c="2"/>subnet_id <text:s text:c="5"/>= aws_subnet.private.id</text:span></text:p>
      <text:p text:style-name="P136"><text:span text:style-name="Source_20_Text"><text:s text:c="2"/>route_table_id = aws_route_table.private.id</text:span></text:p>
      <text:p text:style-name="P136"><text:span text:style-name="Source_20_Text">}</text:span></text:p>
      <text:p text:style-name="P136"/>
      <text:p text:style-name="P136"><text:span text:style-name="Source_20_Text">resource "aws_route_table_association" "database" {</text:span></text:p>
      <text:p text:style-name="P136"><text:span text:style-name="Source_20_Text"><text:s text:c="2"/>subnet_id <text:s text:c="5"/>= aws_subnet.database.id</text:span></text:p>
      <text:p text:style-name="P136"><text:span text:style-name="Source_20_Text"><text:s text:c="2"/>route_table_id = aws_route_table.database.id</text:span></text:p>
      <text:p text:style-name="P137"><text:span text:style-name="Source_20_Text">}</text:span></text:p>
      <text:p text:style-name="P103"><text:span text:style-name="Strong_20_Emphasis">Validation Checkpoints:</text:span></text:p>
      <text:list text:style-name="L70">
        <text:list-item>
          <text:p text:style-name="P152">6 new resources (3 route tables + 3 associations) </text:p>
        </text:list-item>
        <text:list-item>
          <text:p text:style-name="P153">Correct routing configuration </text:p>
        </text:list-item>
      </text:list>
      <text:h text:style-name="P102" text:outline-level="3"><text:soft-page-break/>Phase 5: Security Group Configuration</text:h>
      <text:h text:style-name="P104" text:outline-level="4">Test Step 5.1: Add Security Groups</text:h>
      <text:p text:style-name="P103"><text:span text:style-name="Strong_20_Emphasis">Action:</text:span></text:p>
      <text:list text:style-name="L71">
        <text:list-item>
          <text:p text:style-name="P154">Create <text:span text:style-name="Source_20_Text">security-groups.tf</text:span> with three security groups: </text:p>
        </text:list-item>
      </text:list>
      <text:p text:style-name="P136"><text:span text:style-name="Source_20_Text">resource "aws_security_group" "alb" {</text:span></text:p>
      <text:p text:style-name="P136"><text:span text:style-name="Source_20_Text"><text:s text:c="2"/>name_prefix = "alb-sg"</text:span></text:p>
      <text:p text:style-name="P136"><text:span text:style-name="Source_20_Text"><text:s text:c="2"/>vpc_id <text:s text:c="5"/>= aws_vpc.main.id</text:span></text:p>
      <text:p text:style-name="P136"><text:span text:style-name="Source_20_Text"><text:s text:c="2"/></text:span></text:p>
      <text:p text:style-name="P136"><text:span text:style-name="Source_20_Text"><text:s text:c="2"/>ingress {</text:span></text:p>
      <text:p text:style-name="P136"><text:span text:style-name="Source_20_Text"><text:s text:c="4"/>from_port <text:s text:c="2"/>= 80</text:span></text:p>
      <text:p text:style-name="P136"><text:span text:style-name="Source_20_Text"><text:s text:c="4"/>to_port <text:s text:c="4"/>= 80</text:span></text:p>
      <text:p text:style-name="P136"><text:span text:style-name="Source_20_Text"><text:s text:c="4"/>protocol <text:s text:c="3"/>= "tcp"</text:span></text:p>
      <text:p text:style-name="P136"><text:span text:style-name="Source_20_Text"><text:s text:c="4"/>cidr_blocks = ["0.0.0.0/0"]</text:span></text:p>
      <text:p text:style-name="P136"><text:span text:style-name="Source_20_Text"><text:s text:c="2"/>}</text:span></text:p>
      <text:p text:style-name="P136"><text:span text:style-name="Source_20_Text"><text:s text:c="2"/></text:span></text:p>
      <text:p text:style-name="P136"><text:span text:style-name="Source_20_Text"><text:s text:c="2"/>egress {</text:span></text:p>
      <text:p text:style-name="P136"><text:span text:style-name="Source_20_Text"><text:s text:c="4"/>from_port <text:s text:c="6"/>= 8080</text:span></text:p>
      <text:p text:style-name="P136"><text:span text:style-name="Source_20_Text"><text:s text:c="4"/>to_port <text:s text:c="8"/>= 8080</text:span></text:p>
      <text:p text:style-name="P136"><text:span text:style-name="Source_20_Text"><text:s text:c="4"/>protocol <text:s text:c="7"/>= "tcp"</text:span></text:p>
      <text:p text:style-name="P136"><text:span text:style-name="Source_20_Text"><text:s text:c="4"/>security_groups = [aws_security_group.application.id]</text:span></text:p>
      <text:p text:style-name="P136"><text:span text:style-name="Source_20_Text"><text:s text:c="2"/>}</text:span></text:p>
      <text:p text:style-name="P136"><text:span text:style-name="Source_20_Text"><text:s text:c="2"/></text:span></text:p>
      <text:p text:style-name="P136"><text:span text:style-name="Source_20_Text"><text:s text:c="2"/>tags = { Name = "alb-sg" }</text:span></text:p>
      <text:p text:style-name="P136"><text:span text:style-name="Source_20_Text">}</text:span></text:p>
      <text:p text:style-name="P136"/>
      <text:p text:style-name="P136"><text:span text:style-name="Source_20_Text">resource "aws_security_group" "application" {</text:span></text:p>
      <text:p text:style-name="P136"><text:span text:style-name="Source_20_Text"><text:s text:c="2"/>name_prefix = "application-sg"</text:span></text:p>
      <text:p text:style-name="P136"><text:span text:style-name="Source_20_Text"><text:s text:c="2"/>vpc_id <text:s text:c="5"/>= aws_vpc.main.id</text:span></text:p>
      <text:p text:style-name="P136"><text:span text:style-name="Source_20_Text"><text:s text:c="2"/></text:span></text:p>
      <text:p text:style-name="P136"><text:span text:style-name="Source_20_Text"><text:s text:c="2"/>ingress {</text:span></text:p>
      <text:p text:style-name="P136"><text:span text:style-name="Source_20_Text"><text:s text:c="4"/>from_port <text:s text:c="6"/>= 8080</text:span></text:p>
      <text:p text:style-name="P136"><text:span text:style-name="Source_20_Text"><text:s text:c="4"/>to_port <text:s text:c="8"/>= 8080</text:span></text:p>
      <text:p text:style-name="P136"><text:span text:style-name="Source_20_Text"><text:s text:c="4"/>protocol <text:s text:c="7"/>= "tcp"</text:span></text:p>
      <text:p text:style-name="P136"><text:span text:style-name="Source_20_Text"><text:s text:c="4"/>security_groups = [aws_security_group.alb.id]</text:span></text:p>
      <text:p text:style-name="P136"><text:span text:style-name="Source_20_Text"><text:s text:c="2"/>}</text:span></text:p>
      <text:p text:style-name="P136"><text:span text:style-name="Source_20_Text"><text:s text:c="2"/></text:span></text:p>
      <text:p text:style-name="P136"><text:span text:style-name="Source_20_Text"><text:s text:c="2"/>egress {</text:span></text:p>
      <text:p text:style-name="P136"><text:span text:style-name="Source_20_Text"><text:s text:c="4"/>from_port <text:s text:c="6"/>= 3306</text:span></text:p>
      <text:p text:style-name="P136"><text:span text:style-name="Source_20_Text"><text:s text:c="4"/>to_port <text:s text:c="8"/>= 3306</text:span></text:p>
      <text:p text:style-name="P136"><text:span text:style-name="Source_20_Text"><text:s text:c="4"/>protocol <text:s text:c="7"/>= "tcp"</text:span></text:p>
      <text:p text:style-name="P136"><text:span text:style-name="Source_20_Text"><text:s text:c="4"/>security_groups = [aws_security_group.database.id]</text:span></text:p>
      <text:p text:style-name="P136"><text:span text:style-name="Source_20_Text"><text:s text:c="2"/>}</text:span></text:p>
      <text:p text:style-name="P136"><text:span text:style-name="Source_20_Text"><text:s text:c="2"/></text:span></text:p>
      <text:p text:style-name="P136"><text:span text:style-name="Source_20_Text"><text:s text:c="2"/>tags = { Name = "application-sg" }</text:span></text:p>
      <text:p text:style-name="P136"><text:span text:style-name="Source_20_Text">}</text:span></text:p>
      <text:p text:style-name="P136"/>
      <text:p text:style-name="P136"><text:span text:style-name="Source_20_Text">resource "aws_security_group" "database" {</text:span></text:p>
      <text:p text:style-name="P136"><text:span text:style-name="Source_20_Text"><text:s text:c="2"/>name_prefix = "database-sg"</text:span></text:p>
      <text:p text:style-name="P136"><text:span text:style-name="Source_20_Text"><text:s text:c="2"/>vpc_id <text:s text:c="5"/>= aws_vpc.main.id</text:span></text:p>
      <text:p text:style-name="P136"><text:span text:style-name="Source_20_Text"><text:s text:c="2"/></text:span></text:p>
      <text:p text:style-name="P136"><text:span text:style-name="Source_20_Text"><text:s text:c="2"/>ingress {</text:span></text:p>
      <text:p text:style-name="P136"><text:span text:style-name="Source_20_Text"><text:s text:c="4"/>from_port <text:s text:c="6"/>= 3306</text:span></text:p>
      <text:p text:style-name="P136"><text:span text:style-name="Source_20_Text"><text:s text:c="4"/>to_port <text:s text:c="8"/>= 3306</text:span></text:p>
      <text:p text:style-name="P136"><text:span text:style-name="Source_20_Text"><text:s text:c="4"/>protocol <text:s text:c="7"/>= "tcp"</text:span></text:p>
      <text:p text:style-name="P136"><text:span text:style-name="Source_20_Text"><text:s text:c="4"/>security_groups = [aws_security_group.application.id]</text:span></text:p>
      <text:p text:style-name="P136"><text:span text:style-name="Source_20_Text"><text:s text:c="2"/>}</text:span></text:p>
      <text:p text:style-name="P136"><text:span text:style-name="Source_20_Text"><text:s text:c="2"/></text:span></text:p>
      <text:p text:style-name="P136"><text:span text:style-name="Source_20_Text"><text:s text:c="2"/>tags = { Name = "database-sg" }</text:span></text:p>
      <text:p text:style-name="P137"><text:span text:style-name="Source_20_Text">}</text:span></text:p>
      <text:p text:style-name="P103"><text:soft-page-break/><text:span text:style-name="Strong_20_Emphasis">Validation Checkpoints:</text:span></text:p>
      <text:list text:style-name="L72">
        <text:list-item>
          <text:p text:style-name="P155">3 security groups created </text:p>
        </text:list-item>
        <text:list-item>
          <text:p text:style-name="P156">Proper tier isolation configured </text:p>
        </text:list-item>
      </text:list>
      <text:h text:style-name="P102" text:outline-level="3">Phase 6: Load Balancer Deployment</text:h>
      <text:h text:style-name="P104" text:outline-level="4">Test Step 6.1: Add ALB</text:h>
      <text:p text:style-name="P103"><text:span text:style-name="Strong_20_Emphasis">Action:</text:span></text:p>
      <text:list text:style-name="L73">
        <text:list-item>
          <text:p text:style-name="P157">Create <text:span text:style-name="Source_20_Text">alb.tf</text:span> with Application Load Balancer: </text:p>
        </text:list-item>
      </text:list>
      <text:p text:style-name="P136"><text:span text:style-name="Source_20_Text">resource "aws_lb" "main" {</text:span></text:p>
      <text:p text:style-name="P136"><text:span text:style-name="Source_20_Text"><text:s text:c="2"/>name <text:s text:c="14"/>= "e2e-test-alb"</text:span></text:p>
      <text:p text:style-name="P136"><text:span text:style-name="Source_20_Text"><text:s text:c="2"/>internal <text:s text:c="10"/>= false</text:span></text:p>
      <text:p text:style-name="P136"><text:span text:style-name="Source_20_Text"><text:s text:c="2"/>load_balancer_type = "application"</text:span></text:p>
      <text:p text:style-name="P136"><text:span text:style-name="Source_20_Text"><text:s text:c="2"/>security_groups <text:s text:c="3"/>= [aws_security_group.alb.id]</text:span></text:p>
      <text:p text:style-name="P136"><text:span text:style-name="Source_20_Text"><text:s text:c="2"/>subnets <text:s text:c="11"/>= [aws_subnet.public.id, aws_subnet.private.id]</text:span></text:p>
      <text:p text:style-name="P136"><text:span text:style-name="Source_20_Text"><text:s text:c="2"/></text:span></text:p>
      <text:p text:style-name="P136"><text:span text:style-name="Source_20_Text"><text:s text:c="2"/>tags = { Name = "e2e-test-alb" }</text:span></text:p>
      <text:p text:style-name="P136"><text:span text:style-name="Source_20_Text">}</text:span></text:p>
      <text:p text:style-name="P136"/>
      <text:p text:style-name="P136"><text:span text:style-name="Source_20_Text">resource "aws_lb_target_group" "app" {</text:span></text:p>
      <text:p text:style-name="P136"><text:span text:style-name="Source_20_Text"><text:s text:c="2"/>name <text:s text:c="4"/>= "app-targets"</text:span></text:p>
      <text:p text:style-name="P136"><text:span text:style-name="Source_20_Text"><text:s text:c="2"/>port <text:s text:c="4"/>= 8080</text:span></text:p>
      <text:p text:style-name="P136"><text:span text:style-name="Source_20_Text"><text:s text:c="2"/>protocol = "HTTP"</text:span></text:p>
      <text:p text:style-name="P136"><text:span text:style-name="Source_20_Text"><text:s text:c="2"/>vpc_id <text:s text:c="2"/>= aws_vpc.main.id</text:span></text:p>
      <text:p text:style-name="P136"><text:span text:style-name="Source_20_Text"><text:s text:c="2"/></text:span></text:p>
      <text:p text:style-name="P136"><text:span text:style-name="Source_20_Text"><text:s text:c="2"/>health_check {</text:span></text:p>
      <text:p text:style-name="P136"><text:span text:style-name="Source_20_Text"><text:s text:c="4"/>enabled <text:s text:c="12"/>= true</text:span></text:p>
      <text:p text:style-name="P136"><text:span text:style-name="Source_20_Text"><text:s text:c="4"/>healthy_threshold <text:s text:c="2"/>= 2</text:span></text:p>
      <text:p text:style-name="P136"><text:span text:style-name="Source_20_Text"><text:s text:c="4"/>path <text:s text:c="15"/>= "/health"</text:span></text:p>
      <text:p text:style-name="P136"><text:span text:style-name="Source_20_Text"><text:s text:c="4"/>timeout <text:s text:c="12"/>= 5</text:span></text:p>
      <text:p text:style-name="P136"><text:span text:style-name="Source_20_Text"><text:s text:c="4"/>unhealthy_threshold = 2</text:span></text:p>
      <text:p text:style-name="P136"><text:span text:style-name="Source_20_Text"><text:s text:c="2"/>}</text:span></text:p>
      <text:p text:style-name="P136"><text:span text:style-name="Source_20_Text"><text:s text:c="2"/></text:span></text:p>
      <text:p text:style-name="P136"><text:span text:style-name="Source_20_Text"><text:s text:c="2"/>tags = { Name = "app-targets" }</text:span></text:p>
      <text:p text:style-name="P136"><text:span text:style-name="Source_20_Text">}</text:span></text:p>
      <text:p text:style-name="P136"/>
      <text:p text:style-name="P136"><text:span text:style-name="Source_20_Text">resource "aws_lb_listener" "app" {</text:span></text:p>
      <text:p text:style-name="P136"><text:span text:style-name="Source_20_Text"><text:s text:c="2"/>load_balancer_arn = aws_lb.main.arn</text:span></text:p>
      <text:p text:style-name="P136"><text:span text:style-name="Source_20_Text"><text:s text:c="2"/>port <text:s text:c="13"/>= "80"</text:span></text:p>
      <text:p text:style-name="P136"><text:span text:style-name="Source_20_Text"><text:s text:c="2"/>protocol <text:s text:c="9"/>= "HTTP"</text:span></text:p>
      <text:p text:style-name="P136"><text:span text:style-name="Source_20_Text"><text:s text:c="2"/></text:span></text:p>
      <text:p text:style-name="P136"><text:span text:style-name="Source_20_Text"><text:s text:c="2"/>default_action {</text:span></text:p>
      <text:p text:style-name="P136"><text:span text:style-name="Source_20_Text"><text:s text:c="4"/>type <text:s text:c="12"/>= "forward"</text:span></text:p>
      <text:p text:style-name="P136"><text:span text:style-name="Source_20_Text"><text:s text:c="4"/>target_group_arn = aws_lb_target_group.app.arn</text:span></text:p>
      <text:p text:style-name="P136"><text:span text:style-name="Source_20_Text"><text:s text:c="2"/>}</text:span></text:p>
      <text:p text:style-name="P137"><text:span text:style-name="Source_20_Text">}</text:span></text:p>
      <text:p text:style-name="P103"><text:span text:style-name="Strong_20_Emphasis">Validation Checkpoints:</text:span></text:p>
      <text:list text:style-name="L74">
        <text:list-item>
          <text:p text:style-name="P158">ALB state "active" (2-3 min) </text:p>
        </text:list-item>
        <text:list-item>
          <text:p text:style-name="P159">Target group ready </text:p>
        </text:list-item>
      </text:list>
      <text:p text:style-name="P103"/>
      <text:h text:style-name="P102" text:outline-level="3"><text:soft-page-break/>Phase 7: Application Instance Deployment</text:h>
      <text:h text:style-name="P104" text:outline-level="4">Test Step 7.1: Add Instances</text:h>
      <text:p text:style-name="P103"><text:span text:style-name="Strong_20_Emphasis">Action:</text:span></text:p>
      <text:list text:style-name="L75">
        <text:list-item>
          <text:p text:style-name="P160">Create <text:span text:style-name="Source_20_Text">instances.tf</text:span> with 2 EC2 instances in private subnet: </text:p>
        </text:list-item>
      </text:list>
      <text:p text:style-name="P136"><text:span text:style-name="Source_20_Text">data "aws_ami" "amazon_linux" {</text:span></text:p>
      <text:p text:style-name="P136"><text:span text:style-name="Source_20_Text"><text:s text:c="2"/>most_recent = true</text:span></text:p>
      <text:p text:style-name="P136"><text:span text:style-name="Source_20_Text"><text:s text:c="2"/>owners <text:s text:c="5"/>= ["amazon"]</text:span></text:p>
      <text:p text:style-name="P136"><text:span text:style-name="Source_20_Text"><text:s text:c="2"/>filter {</text:span></text:p>
      <text:p text:style-name="P136"><text:span text:style-name="Source_20_Text"><text:s text:c="4"/>name <text:s text:c="2"/>= "name"</text:span></text:p>
      <text:p text:style-name="P136"><text:span text:style-name="Source_20_Text"><text:s text:c="4"/>values = ["amzn2-ami-hvm-*-x86_64-gp2"]</text:span></text:p>
      <text:p text:style-name="P136"><text:span text:style-name="Source_20_Text"><text:s text:c="2"/>}</text:span></text:p>
      <text:p text:style-name="P136"><text:span text:style-name="Source_20_Text">}</text:span></text:p>
      <text:p text:style-name="P136"/>
      <text:p text:style-name="P136"><text:span text:style-name="Source_20_Text">resource "aws_instance" "app" {</text:span></text:p>
      <text:p text:style-name="P136"><text:span text:style-name="Source_20_Text"><text:s text:c="2"/>count <text:s text:c="17"/>= 2</text:span></text:p>
      <text:p text:style-name="P136"><text:span text:style-name="Source_20_Text"><text:s text:c="2"/>ami <text:s text:c="19"/>= data.aws_ami.amazon_linux.id</text:span></text:p>
      <text:p text:style-name="P136"><text:span text:style-name="Source_20_Text"><text:s text:c="2"/>instance_type <text:s text:c="9"/>= "t3.micro"</text:span></text:p>
      <text:p text:style-name="P136"><text:span text:style-name="Source_20_Text"><text:s text:c="2"/>subnet_id <text:s text:c="13"/>= aws_subnet.private.id</text:span></text:p>
      <text:p text:style-name="P136"><text:span text:style-name="Source_20_Text"><text:s text:c="2"/>vpc_security_group_ids = [aws_security_group.application.id]</text:span></text:p>
      <text:p text:style-name="P136"><text:span text:style-name="Source_20_Text"><text:s text:c="2"/></text:span></text:p>
      <text:p text:style-name="P136"><text:span text:style-name="Source_20_Text"><text:s text:c="2"/>user_data = base64encode(&lt;&lt;-EOF</text:span></text:p>
      <text:p text:style-name="P136"><text:span text:style-name="Source_20_Text"><text:s text:c="4"/>#!/bin/bash</text:span></text:p>
      <text:p text:style-name="P136"><text:span text:style-name="Source_20_Text"><text:s text:c="4"/>yum update -y</text:span></text:p>
      <text:p text:style-name="P136"><text:span text:style-name="Source_20_Text"><text:s text:c="4"/>yum install -y httpd</text:span></text:p>
      <text:p text:style-name="P136"><text:span text:style-name="Source_20_Text"><text:s text:c="4"/>systemctl start httpd</text:span></text:p>
      <text:p text:style-name="P136"><text:span text:style-name="Source_20_Text"><text:s text:c="4"/>systemctl enable httpd</text:span></text:p>
      <text:p text:style-name="P136"><text:span text:style-name="Source_20_Text"><text:s text:c="4"/>echo "&lt;h1&gt;App Server ${count.index + 1}&lt;/h1&gt;" &gt; /var/www/html/index.html</text:span></text:p>
      <text:p text:style-name="P136"><text:span text:style-name="Source_20_Text"><text:s text:c="4"/>echo "OK" &gt; /var/www/html/health</text:span></text:p>
      <text:p text:style-name="P136"><text:span text:style-name="Source_20_Text"><text:s text:c="4"/>EOF</text:span></text:p>
      <text:p text:style-name="P136"><text:span text:style-name="Source_20_Text"><text:s text:c="2"/>)</text:span></text:p>
      <text:p text:style-name="P136"><text:span text:style-name="Source_20_Text"><text:s text:c="2"/></text:span></text:p>
      <text:p text:style-name="P136"><text:span text:style-name="Source_20_Text"><text:s text:c="2"/>tags = { Name = "app-server-${count.index + 1}" }</text:span></text:p>
      <text:p text:style-name="P136"><text:span text:style-name="Source_20_Text">}</text:span></text:p>
      <text:p text:style-name="P136"/>
      <text:p text:style-name="P136"><text:span text:style-name="Source_20_Text">resource "aws_lb_target_group_attachment" "app" {</text:span></text:p>
      <text:p text:style-name="P136"><text:span text:style-name="Source_20_Text"><text:s text:c="2"/>count <text:s text:c="11"/>= 2</text:span></text:p>
      <text:p text:style-name="P136"><text:span text:style-name="Source_20_Text"><text:s text:c="2"/>target_group_arn = aws_lb_target_group.app.arn</text:span></text:p>
      <text:p text:style-name="P136"><text:span text:style-name="Source_20_Text"><text:s text:c="2"/>target_id <text:s text:c="7"/>= aws_instance.app[count.index].id</text:span></text:p>
      <text:p text:style-name="P136"><text:span text:style-name="Source_20_Text"><text:s text:c="2"/>port <text:s text:c="12"/>= 8080</text:span></text:p>
      <text:p text:style-name="P137"><text:span text:style-name="Source_20_Text">}</text:span></text:p>
      <text:p text:style-name="P103"><text:span text:style-name="Strong_20_Emphasis">Validation Checkpoints:</text:span></text:p>
      <text:list text:style-name="L76">
        <text:list-item>
          <text:p text:style-name="P161">2 instances in private subnet </text:p>
        </text:list-item>
        <text:list-item>
          <text:p text:style-name="P162">Health checks pass (5 min) </text:p>
        </text:list-item>
      </text:list>
      <text:h text:style-name="P102" text:outline-level="3"/>
      <text:h text:style-name="P102" text:outline-level="3"/>
      <text:p text:style-name="P103"/>
      <text:h text:style-name="P102" text:outline-level="3"><text:soft-page-break/>Phase 8: Database Setup</text:h>
      <text:h text:style-name="P104" text:outline-level="4">Test Step 8.1: Add RDS Database</text:h>
      <text:p text:style-name="P103"><text:span text:style-name="Strong_20_Emphasis">Action:</text:span></text:p>
      <text:list text:style-name="L77">
        <text:list-item>
          <text:p text:style-name="P163">Create <text:span text:style-name="Source_20_Text">rds.tf</text:span> with MySQL RDS instance: </text:p>
        </text:list-item>
      </text:list>
      <text:p text:style-name="P136"><text:span text:style-name="Source_20_Text">resource "aws_db_subnet_group" "main" {</text:span></text:p>
      <text:p text:style-name="P136"><text:span text:style-name="Source_20_Text"><text:s text:c="2"/>name <text:s text:c="6"/>= "e2e-db-subnet-group"</text:span></text:p>
      <text:p text:style-name="P136"><text:span text:style-name="Source_20_Text"><text:s text:c="2"/>subnet_ids = [aws_subnet.database.id, aws_subnet.private.id]</text:span></text:p>
      <text:p text:style-name="P136"><text:span text:style-name="Source_20_Text"><text:s text:c="2"/></text:span></text:p>
      <text:p text:style-name="P136"><text:span text:style-name="Source_20_Text"><text:s text:c="2"/>tags = { Name = "e2e-db-subnet-group" }</text:span></text:p>
      <text:p text:style-name="P136"><text:span text:style-name="Source_20_Text">}</text:span></text:p>
      <text:p text:style-name="P136"/>
      <text:p text:style-name="P136"><text:span text:style-name="Source_20_Text">resource "aws_db_instance" "main" {</text:span></text:p>
      <text:p text:style-name="P136"><text:span text:style-name="Source_20_Text"><text:s text:c="2"/>identifier <text:s text:c="10"/>= "e2e-mysql-db"</text:span></text:p>
      <text:p text:style-name="P136"><text:span text:style-name="Source_20_Text"><text:s text:c="2"/>engine <text:s text:c="14"/>= "mysql"</text:span></text:p>
      <text:p text:style-name="P136"><text:span text:style-name="Source_20_Text"><text:s text:c="2"/>engine_version <text:s text:c="6"/>= "8.0"</text:span></text:p>
      <text:p text:style-name="P136"><text:span text:style-name="Source_20_Text"><text:s text:c="2"/>instance_class <text:s text:c="6"/>= "db.t3.micro"</text:span></text:p>
      <text:p text:style-name="P136"><text:span text:style-name="Source_20_Text"><text:s text:c="2"/>allocated_storage <text:s text:c="3"/>= 20</text:span></text:p>
      <text:p text:style-name="P136"><text:span text:style-name="Source_20_Text"><text:s text:c="2"/></text:span></text:p>
      <text:p text:style-name="P136"><text:span text:style-name="Source_20_Text"><text:s text:c="2"/>db_name <text:s/>= "e2edb"</text:span></text:p>
      <text:p text:style-name="P136"><text:span text:style-name="Source_20_Text"><text:s text:c="2"/>username = "admin"</text:span></text:p>
      <text:p text:style-name="P136"><text:span text:style-name="Source_20_Text"><text:s text:c="2"/>password = "changeme123!"</text:span></text:p>
      <text:p text:style-name="P136"><text:span text:style-name="Source_20_Text"><text:s text:c="2"/></text:span></text:p>
      <text:p text:style-name="P136"><text:span text:style-name="Source_20_Text"><text:s text:c="2"/>vpc_security_group_ids = [aws_security_group.database.id]</text:span></text:p>
      <text:p text:style-name="P136"><text:span text:style-name="Source_20_Text"><text:s text:c="2"/>db_subnet_group_name <text:s text:c="2"/>= aws_db_subnet_group.main.name</text:span></text:p>
      <text:p text:style-name="P136"><text:span text:style-name="Source_20_Text"><text:s text:c="2"/></text:span></text:p>
      <text:p text:style-name="P136"><text:span text:style-name="Source_20_Text"><text:s text:c="2"/>publicly_accessible = false</text:span></text:p>
      <text:p text:style-name="P136"><text:span text:style-name="Source_20_Text"><text:s text:c="2"/>skip_final_snapshot = true</text:span></text:p>
      <text:p text:style-name="P136"><text:span text:style-name="Source_20_Text"><text:s text:c="2"/></text:span></text:p>
      <text:p text:style-name="P136"><text:span text:style-name="Source_20_Text"><text:s text:c="2"/>tags = { Name = "e2e-mysql-db" }</text:span></text:p>
      <text:p text:style-name="P137"><text:span text:style-name="Source_20_Text">}</text:span></text:p>
      <text:p text:style-name="P103"><text:span text:style-name="Strong_20_Emphasis">Validation Checkpoints:</text:span></text:p>
      <text:list text:style-name="L78">
        <text:list-item>
          <text:p text:style-name="P164">RDS creation completes (15-20 min) </text:p>
        </text:list-item>
        <text:list-item>
          <text:p text:style-name="P165">Not publicly accessible </text:p>
        </text:list-item>
      </text:list>
      <text:h text:style-name="P102" text:outline-level="3">Phase 9: End-to-End Testing</text:h>
      <text:h text:style-name="P104" text:outline-level="4">Test Step 9.1: Test Public Access</text:h>
      <text:p text:style-name="P103"><text:span text:style-name="Strong_20_Emphasis">Action:</text:span></text:p>
      <text:p text:style-name="P136"><text:span text:style-name="Source_20_Text">ALB_DNS=$(terraform output -raw alb_dns_name)</text:span></text:p>
      <text:p text:style-name="P136"><text:span text:style-name="Source_20_Text">curl -I http://$ALB_DNS</text:span></text:p>
      <text:p text:style-name="P136"><text:span text:style-name="Source_20_Text">curl http://$ALB_DNS</text:span></text:p>
      <text:p text:style-name="P137"><text:span text:style-name="Source_20_Text">for i in {1..10}; do curl -s http://$ALB_DNS | grep "App Server"; done</text:span></text:p>
      <text:p text:style-name="P103"><text:span text:style-name="Strong_20_Emphasis">Validation Checkpoints:</text:span></text:p>
      <text:list text:style-name="L79">
        <text:list-item>
          <text:p text:style-name="P166">HTTP 200 responses </text:p>
        </text:list-item>
        <text:list-item>
          <text:p text:style-name="P167">Load balancing works </text:p>
        </text:list-item>
      </text:list>
      <text:h text:style-name="P104" text:outline-level="4">Test Step 9.2: Test Database Connectivity</text:h>
      <text:p text:style-name="P103"><text:span text:style-name="Strong_20_Emphasis">Action:</text:span></text:p>
      <text:p text:style-name="P136"><text:span text:style-name="Source_20_Text">INSTANCE_ID=$(terraform output -raw app_instance_ids | jq -r '.[0]')</text:span></text:p>
      <text:p text:style-name="P136"><text:soft-page-break/><text:span text:style-name="Source_20_Text">aws ssm start-session --target $INSTANCE_ID</text:span></text:p>
      <text:p text:style-name="P136"><text:span text:style-name="Source_20_Text"># On instance:</text:span></text:p>
      <text:p text:style-name="P136"><text:span text:style-name="Source_20_Text">DB_ENDPOINT=$(terraform output -raw db_endpoint)</text:span></text:p>
      <text:p text:style-name="P137"><text:span text:style-name="Source_20_Text">mysql -h $DB_ENDPOINT -u admin -p'changeme123!' -e "SELECT 1;"</text:span></text:p>
      <text:p text:style-name="P103"><text:span text:style-name="Strong_20_Emphasis">Validation Checkpoints:</text:span></text:p>
      <text:list text:style-name="L80">
        <text:list-item>
          <text:p text:style-name="P168">Database connection successful </text:p>
        </text:list-item>
        <text:list-item>
          <text:p text:style-name="P169">App-DB integration works </text:p>
        </text:list-item>
      </text:list>
      <text:h text:style-name="P104" text:outline-level="4">Test Step 9.3: Test Security Isolation</text:h>
      <text:p text:style-name="P103"><text:span text:style-name="Strong_20_Emphasis">Action:</text:span></text:p>
      <text:p text:style-name="P136"><text:span text:style-name="Source_20_Text"># These should fail:</text:span></text:p>
      <text:p text:style-name="P136"><text:span text:style-name="Source_20_Text">mysql -h $DB_ENDPOINT -u admin -p'changeme123!' <text:s/># From local</text:span></text:p>
      <text:p text:style-name="P137"><text:span text:style-name="Source_20_Text">curl http://$APP_IP:8080 <text:s/># Direct to instance</text:span></text:p>
      <text:p text:style-name="P103"><text:span text:style-name="Strong_20_Emphasis">Validation Checkpoints:</text:span></text:p>
      <text:list text:style-name="L81">
        <text:list-item>
          <text:p text:style-name="P170">Direct access blocked </text:p>
        </text:list-item>
        <text:list-item>
          <text:p text:style-name="P171">NAT Gateway provides outbound access </text:p>
        </text:list-item>
      </text:list>
      <text:h text:style-name="P102" text:outline-level="3">Phase 10: Performance Testing</text:h>
      <text:h text:style-name="P104" text:outline-level="4">Test Step 10.1: Load Testing</text:h>
      <text:p text:style-name="P103"><text:span text:style-name="Strong_20_Emphasis">Action:</text:span></text:p>
      <text:p text:style-name="P136"><text:span text:style-name="Source_20_Text">ALB_DNS=$(terraform output -raw alb_dns_name)</text:span></text:p>
      <text:p text:style-name="P136"><text:span text:style-name="Source_20_Text"># Load test with 50 concurrent connections</text:span></text:p>
      <text:p text:style-name="P137"><text:span text:style-name="Source_20_Text">ab -n 1000 -c 50 http://$ALB_DNS/</text:span></text:p>
      <text:p text:style-name="P103"><text:span text:style-name="Strong_20_Emphasis">Validation Checkpoints:</text:span></text:p>
      <text:list text:style-name="L82">
        <text:list-item>
          <text:p text:style-name="P172">Handles 50 concurrent users </text:p>
        </text:list-item>
        <text:list-item>
          <text:p text:style-name="P173">Response times &lt; 2 seconds </text:p>
        </text:list-item>
      </text:list>
      <text:h text:style-name="P104" text:outline-level="4">Test Step 10.2: Failover Testing</text:h>
      <text:p text:style-name="P103"><text:span text:style-name="Strong_20_Emphasis">Action:</text:span></text:p>
      <text:p text:style-name="P136"><text:span text:style-name="Source_20_Text"># Stop one instance</text:span></text:p>
      <text:p text:style-name="P136"><text:span text:style-name="Source_20_Text">INSTANCE_ID=$(terraform output -raw app_instance_ids | jq -r '.[0]')</text:span></text:p>
      <text:p text:style-name="P136"><text:span text:style-name="Source_20_Text">aws ec2 stop-instances --instance-ids $INSTANCE_ID</text:span></text:p>
      <text:p text:style-name="P136"/>
      <text:p text:style-name="P136"><text:span text:style-name="Source_20_Text"># Verify traffic continues</text:span></text:p>
      <text:p text:style-name="P137"><text:span text:style-name="Source_20_Text">for i in {1..10}; do curl -s http://$ALB_DNS; sleep 2; done</text:span></text:p>
      <text:p text:style-name="P103"><text:span text:style-name="Strong_20_Emphasis">Validation Checkpoints:</text:span></text:p>
      <text:list text:style-name="L83">
        <text:list-item>
          <text:p text:style-name="P174">ALB detects unhealthy instance </text:p>
        </text:list-item>
        <text:list-item>
          <text:p text:style-name="P175">No service interruption </text:p>
        </text:list-item>
      </text:list>
      <text:h text:style-name="P102" text:outline-level="3">Phase 11: Final Cleanup</text:h>
      <text:h text:style-name="P104" text:outline-level="4">Test Step 11.1: Infrastructure Cleanup</text:h>
      <text:p text:style-name="P103"><text:span text:style-name="Strong_20_Emphasis">Action:</text:span></text:p>
      <text:p text:style-name="P136"><text:soft-page-break/><text:span text:style-name="Source_20_Text">terraform destroy -auto-approve</text:span></text:p>
      <text:p text:style-name="P137"><text:span text:style-name="Source_20_Text">rm -rf .terraform terraform.tfstate*</text:span></text:p>
      <text:p text:style-name="P103"><text:span text:style-name="Strong_20_Emphasis">Validation Checkpoints:</text:span></text:p>
      <text:list text:style-name="L84">
        <text:list-item>
          <text:p text:style-name="P176">All resources deleted </text:p>
        </text:list-item>
        <text:list-item>
          <text:p text:style-name="P177">No residual charges </text:p>
        </text:list-item>
      </text:list>
      <text:h text:style-name="P102" text:outline-level="3">File Structure Summary</text:h>
      <text:p text:style-name="P136"><text:span text:style-name="Source_20_Text">e2e-vpc-test/</text:span></text:p>
      <text:p text:style-name="P136"><text:span text:style-name="Source_20_Text">├── provider.tf</text:span></text:p>
      <text:p text:style-name="P136"><text:span text:style-name="Source_20_Text">├── vpc.tf</text:span></text:p>
      <text:p text:style-name="P136"><text:span text:style-name="Source_20_Text">├── subnets.tf</text:span></text:p>
      <text:p text:style-name="P136"><text:span text:style-name="Source_20_Text">├── gateways.tf</text:span></text:p>
      <text:p text:style-name="P136"><text:span text:style-name="Source_20_Text">├── routing.tf</text:span></text:p>
      <text:p text:style-name="P136"><text:span text:style-name="Source_20_Text">├── security-groups.tf</text:span></text:p>
      <text:p text:style-name="P136"><text:span text:style-name="Source_20_Text">├── alb.tf</text:span></text:p>
      <text:p text:style-name="P136"><text:span text:style-name="Source_20_Text">├── instances.tf</text:span></text:p>
      <text:p text:style-name="P136"><text:span text:style-name="Source_20_Text">├── rds.tf</text:span></text:p>
      <text:p text:style-name="P137"><text:span text:style-name="Source_20_Text">└── outputs.tf</text:span></text:p>
      <text:p text:style-name="P133"/>
      <text:h text:style-name="P101" text:outline-level="2">Testing Considerations: Multi-Tier Application Deployment</text:h>
      <text:h text:style-name="P102" text:outline-level="3">Network Connectivity Between Tiers</text:h>
      <text:p text:style-name="P103"><text:span text:style-name="Strong_20_Emphasis">Testing Approach:</text:span></text:p>
      <text:list text:style-name="L85">
        <text:list-item>
          <text:p text:style-name="P178">Verify routing between public subnet (ALB), private subnet (app servers), and database subnet </text:p>
        </text:list-item>
        <text:list-item>
          <text:p text:style-name="P178">Test connectivity paths: Internet → ALB → App Servers → Database </text:p>
        </text:list-item>
        <text:list-item>
          <text:p text:style-name="P178">Validate NAT Gateway provides outbound access for private subnet </text:p>
        </text:list-item>
        <text:list-item>
          <text:p text:style-name="P179">Confirm cross-AZ communication within the VPC </text:p>
        </text:list-item>
      </text:list>
      <text:p text:style-name="P103"><text:span text:style-name="Strong_20_Emphasis">Validation Methods:</text:span></text:p>
      <text:list text:style-name="L86">
        <text:list-item>
          <text:p text:style-name="P180">Telnet/nc testing for specific ports (80, 8080, 3306) </text:p>
        </text:list-item>
        <text:list-item>
          <text:p text:style-name="P180">Traceroute to verify routing paths </text:p>
        </text:list-item>
        <text:list-item>
          <text:p text:style-name="P180">DNS resolution testing between tiers </text:p>
        </text:list-item>
        <text:list-item>
          <text:p text:style-name="P181">Network latency measurement between components </text:p>
        </text:list-item>
      </text:list>
      <text:h text:style-name="P102" text:outline-level="3">Security Isolation Verification</text:h>
      <text:p text:style-name="P103"><text:span text:style-name="Strong_20_Emphasis">Testing Approach:</text:span></text:p>
      <text:list text:style-name="L87">
        <text:list-item>
          <text:p text:style-name="P182">Validate security group rules enforce proper tier isolation </text:p>
        </text:list-item>
        <text:list-item>
          <text:p text:style-name="P182">Confirm database is only accessible from application tier </text:p>
        </text:list-item>
        <text:list-item>
          <text:p text:style-name="P182">Verify no direct internet access to private resources </text:p>
        </text:list-item>
        <text:list-item>
          <text:p text:style-name="P183">Test unauthorized access attempts fail appropriately </text:p>
        </text:list-item>
      </text:list>
      <text:p text:style-name="P103"><text:span text:style-name="Strong_20_Emphasis"/></text:p>
      <text:p text:style-name="P103"><text:span text:style-name="Strong_20_Emphasis"/></text:p>
      <text:p text:style-name="P103"><text:soft-page-break/><text:span text:style-name="Strong_20_Emphasis">Validation Methods:</text:span></text:p>
      <text:list text:style-name="L88">
        <text:list-item>
          <text:p text:style-name="P184">Attempt direct database connection from internet (should fail) </text:p>
        </text:list-item>
        <text:list-item>
          <text:p text:style-name="P184">Test application server access bypassing ALB (should fail) </text:p>
        </text:list-item>
        <text:list-item>
          <text:p text:style-name="P184">Port scanning from unauthorized sources </text:p>
        </text:list-item>
        <text:list-item>
          <text:p text:style-name="P185">Security group rule validation against requirements </text:p>
        </text:list-item>
      </text:list>
      <text:p text:style-name="P103"/>
      <text:h text:style-name="P102" text:outline-level="3">Performance and Scalability Aspects</text:h>
      <text:p text:style-name="P103"><text:span text:style-name="Strong_20_Emphasis">Testing Approach:</text:span></text:p>
      <text:list text:style-name="L89">
        <text:list-item>
          <text:p text:style-name="P186">Establish performance baselines for each tier </text:p>
        </text:list-item>
        <text:list-item>
          <text:p text:style-name="P186">Test system behavior under increasing load </text:p>
        </text:list-item>
        <text:list-item>
          <text:p text:style-name="P186">Validate load balancer distributes traffic effectively </text:p>
        </text:list-item>
        <text:list-item>
          <text:p text:style-name="P187">Measure response times and throughput limits </text:p>
        </text:list-item>
      </text:list>
      <text:p text:style-name="P103"><text:span text:style-name="Strong_20_Emphasis">Validation Methods:</text:span></text:p>
      <text:list text:style-name="L90">
        <text:list-item>
          <text:p text:style-name="P188">Load testing with Apache Bench (ab) for HTTP traffic </text:p>
        </text:list-item>
        <text:list-item>
          <text:p text:style-name="P188">Database connection and query performance testing </text:p>
        </text:list-item>
        <text:list-item>
          <text:p text:style-name="P188">Concurrent user simulation up to expected capacity </text:p>
        </text:list-item>
        <text:list-item>
          <text:p text:style-name="P189">Resource utilization monitoring during load tests </text:p>
        </text:list-item>
      </text:list>
      <text:h text:style-name="P102" text:outline-level="3">Integration Points with Other Services</text:h>
      <text:p text:style-name="P103"><text:span text:style-name="Strong_20_Emphasis">Testing Approach:</text:span></text:p>
      <text:list text:style-name="L91">
        <text:list-item>
          <text:p text:style-name="P190">Verify ALB health checks function correctly </text:p>
        </text:list-item>
        <text:list-item>
          <text:p text:style-name="P190">Test application-to-database connectivity and transactions </text:p>
        </text:list-item>
        <text:list-item>
          <text:p text:style-name="P190">Validate monitoring and logging integration </text:p>
        </text:list-item>
        <text:list-item>
          <text:p text:style-name="P191">Confirm infrastructure provisioning consistency </text:p>
        </text:list-item>
      </text:list>
      <text:p text:style-name="P103"><text:span text:style-name="Strong_20_Emphasis">Validation Methods:</text:span></text:p>
      <text:list text:style-name="L92">
        <text:list-item>
          <text:p text:style-name="P192">ALB target health status verification </text:p>
        </text:list-item>
        <text:list-item>
          <text:p text:style-name="P192">Database connection pooling and transaction testing </text:p>
        </text:list-item>
        <text:list-item>
          <text:p text:style-name="P192">CloudWatch metrics collection validation </text:p>
        </text:list-item>
        <text:list-item>
          <text:p text:style-name="P193">Terraform deployment repeatability testing </text:p>
        </text:list-item>
      </text:list>
      <text:p text:style-name="P19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9T17:22:37.976823898</meta:creation-date>
    <dc:date>2025-07-19T18:18:54.689965521</dc:date>
    <meta:editing-duration>PT21M34S</meta:editing-duration>
    <meta:editing-cycles>3</meta:editing-cycles>
    <meta:generator>LibreOffice/25.2.5.2$Linux_X86_64 LibreOffice_project/fb4792146257752f54eab576deb869869b108571</meta:generator>
    <meta:document-statistic meta:table-count="0" meta:image-count="0" meta:object-count="0" meta:page-count="28" meta:paragraph-count="840" meta:word-count="4743" meta:character-count="34249" meta:non-whitespace-character-count="29393"/>
  </office:meta>
</office:document-meta>
</file>